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1.948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1.6429in"/>
    </style:style>
    <style:style style:name="co7" style:family="table-column">
      <style:table-column-properties fo:break-before="auto" style:column-width="1.4472in"/>
    </style:style>
    <style:style style:name="co8" style:family="table-column">
      <style:table-column-properties fo:break-before="auto" style:column-width="1.7957in"/>
    </style:style>
    <style:style style:name="co9" style:family="table-column">
      <style:table-column-properties fo:break-before="auto" style:column-width="1.85in"/>
    </style:style>
    <style:style style:name="co10" style:family="table-column">
      <style:table-column-properties fo:break-before="auto" style:column-width="1.0661in"/>
    </style:style>
    <style:style style:name="co11" style:family="table-column">
      <style:table-column-properties fo:break-before="auto" style:column-width="0.9429in"/>
    </style:style>
    <style:style style:name="co12" style:family="table-column">
      <style:table-column-properties fo:break-before="auto" style:column-width="1.3055in"/>
    </style:style>
    <style:style style:name="co13" style:family="table-column">
      <style:table-column-properties fo:break-before="auto" style:column-width="1.2626in"/>
    </style:style>
    <style:style style:name="co14" style:family="table-column">
      <style:table-column-properties fo:break-before="auto" style:column-width="1.5126in"/>
    </style:style>
    <style:style style:name="co15" style:family="table-column">
      <style:table-column-properties fo:break-before="auto" style:column-width="1.2728in"/>
    </style:style>
    <style:style style:name="co16" style:family="table-column">
      <style:table-column-properties fo:break-before="auto" style:column-width="1.5339in"/>
    </style:style>
    <style:style style:name="co17" style:family="table-column">
      <style:table-column-properties fo:break-before="auto" style:column-width="1.76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60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5.3795in" svg:height="3.1276in" svg:x="0.8846in" svg:y="14.1957in">
            <draw:object draw:notify-on-update-of-ranges="Hoja1.B25:Hoja1.B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.0776in" svg:height="3.0335in" svg:x="6.9728in" svg:y="14.1854in">
            <draw:object draw:notify-on-update-of-ranges="Hoja1.K25:Hoja1.K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.4539in" svg:height="3.2846in" svg:x="12.5713in" svg:y="14.1016in">
            <draw:object draw:notify-on-update-of-ranges="Hoja1.B51:Hoja1.B5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.3906in" svg:height="3.4126in" svg:x="18.437in" svg:y="14.0941in">
            <draw:object draw:notify-on-update-of-ranges="Hoja1.K51:Hoja1.K5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5.3362in" svg:height="2.8764in" svg:x="0.863in" svg:y="20.6713in">
            <draw:object draw:notify-on-update-of-ranges="Hoja1.B77:Hoja1.B7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5.3476in" svg:height="2.9496in" svg:x="6.8161in" svg:y="20.6579in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5.3791in" svg:height="3.002in" svg:x="0.8984in" svg:y="17.3417in">
            <draw:object draw:notify-on-update-of-ranges="Hoja1.B25:Hoja1.B2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5.1335in" svg:height="3.0358in" svg:x="6.9421in" svg:y="17.3236in">
            <draw:object draw:notify-on-update-of-ranges="Hoja1.K25:Hoja1.K25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5.2917in" svg:height="3.0272in" svg:x="12.789in" svg:y="17.4657in">
            <draw:object draw:notify-on-update-of-ranges="Hoja1.B51:Hoja1.B5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5.411in" svg:height="2.9854in" svg:x="18.4594in" svg:y="17.6331in">
            <draw:object draw:notify-on-update-of-ranges="Hoja1.K51:Hoja1.K5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5.3787in" svg:height="2.8925in" svg:x="0.8854in" svg:y="23.7201in">
            <draw:object draw:notify-on-update-of-ranges="Hoja1.B77:Hoja1.B77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5.4437in" svg:height="2.8819in" svg:x="6.761in" svg:y="23.7409in">
            <draw:object draw:notify-on-update-of-ranges="Hoja1.K77:Hoja1.K77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/>
          <table:table-cell table:style-name="ce1" office:value-type="string" calcext:value-type="string">
            <text:p>Cat 1</text:p>
          </table:table-cell>
          <table:table-cell table:number-columns-repeated="8"/>
          <table:table-cell table:style-name="ce1" office:value-type="string" calcext:value-type="string">
            <text:p>Cat 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Blocksize=32</text:p>
          </table:table-cell>
          <table:table-cell table:style-name="ce1" office:value-type="string" calcext:value-type="string">
            <text:p>Mask_Size=3</text:p>
          </table:table-cell>
          <table:table-cell table:number-columns-repeated="7"/>
          <table:table-cell table:style-name="ce1" office:value-type="string" calcext:value-type="string">
            <text:p>Blocksize=32</text:p>
          </table:table-cell>
          <table:table-cell table:style-name="ce1" office:value-type="string" calcext:value-type="string">
            <text:p>Mask_Size=3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ecuencial</text:p>
          </table:table-cell>
          <table:table-cell table:style-name="ce2" office:value-type="string" calcext:value-type="string">
            <text:p>Memoria Global</text:p>
          </table:table-cell>
          <table:table-cell table:style-name="ce2" office:value-type="string" calcext:value-type="string">
            <text:p>Aceleración MG</text:p>
          </table:table-cell>
          <table:table-cell table:style-name="ce2" office:value-type="string" calcext:value-type="string">
            <text:p>Memoria Constante</text:p>
          </table:table-cell>
          <table:table-cell table:style-name="ce2" office:value-type="string" calcext:value-type="string">
            <text:p>Aceleración MC</text:p>
          </table:table-cell>
          <table:table-cell table:style-name="ce2" office:value-type="string" calcext:value-type="string">
            <text:p>Memoria Compartida</text:p>
          </table:table-cell>
          <table:table-cell table:style-name="ce2" office:value-type="string" calcext:value-type="string">
            <text:p>Aceleración Compartida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ecuencial</text:p>
          </table:table-cell>
          <table:table-cell table:style-name="ce2" office:value-type="string" calcext:value-type="string">
            <text:p>Memoria Global</text:p>
          </table:table-cell>
          <table:table-cell table:style-name="ce2" office:value-type="string" calcext:value-type="string">
            <text:p>Aceleración MG</text:p>
          </table:table-cell>
          <table:table-cell table:style-name="ce2" office:value-type="string" calcext:value-type="string">
            <text:p>Memoria Constante</text:p>
          </table:table-cell>
          <table:table-cell table:style-name="ce2" office:value-type="string" calcext:value-type="string">
            <text:p>Aceleración MC</text:p>
          </table:table-cell>
          <table:table-cell table:style-name="ce2" office:value-type="string" calcext:value-type="string">
            <text:p>Memoria Compartida</text:p>
          </table:table-cell>
          <table:table-cell table:style-name="ce2" office:value-type="string" calcext:value-type="string">
            <text:p>Aceleración Compartida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4057" calcext:value-type="float">
            <text:p>0.014057</text:p>
          </table:table-cell>
          <table:table-cell office:value-type="float" office:value="0.0140597" calcext:value-type="float">
            <text:p>0.0140597</text:p>
          </table:table-cell>
          <table:table-cell table:style-name="ce3" table:formula="of:=[.C5]/[.D5]" office:value-type="float" office:value="0.999807961763053" calcext:value-type="float">
            <text:p>0.9998079618</text:p>
          </table:table-cell>
          <table:table-cell table:style-name="ce3" office:value-type="float" office:value="0.001609" calcext:value-type="float">
            <text:p>0.001609</text:p>
          </table:table-cell>
          <table:table-cell table:style-name="ce3" table:formula="of:=[.C5]/[.F5]" office:value-type="float" office:value="8.73648228713487" calcext:value-type="float">
            <text:p>8.7364822871</text:p>
          </table:table-cell>
          <table:table-cell table:style-name="ce3" table:number-columns-repeated="2"/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198" calcext:value-type="float">
            <text:p>0.01198</text:p>
          </table:table-cell>
          <table:table-cell office:value-type="float" office:value="0.01546" calcext:value-type="float">
            <text:p>0.01546</text:p>
          </table:table-cell>
          <table:table-cell table:formula="of:=[.L5]/[.M5]" office:value-type="float" office:value="0.77490297542044" calcext:value-type="float">
            <text:p>0.7749029754</text:p>
          </table:table-cell>
          <table:table-cell table:style-name="ce3" office:value-type="float" office:value="0.00171" calcext:value-type="float">
            <text:p>0.00171</text:p>
          </table:table-cell>
          <table:table-cell table:style-name="ce3" table:formula="of:=[.L5]/[.O5]" office:value-type="float" office:value="7.00584795321637" calcext:value-type="float">
            <text:p>7.0058479532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0.008326" calcext:value-type="float">
            <text:p>0.008326</text:p>
          </table:table-cell>
          <table:table-cell table:style-name="ce3" office:value-type="float" office:value="0.001674" calcext:value-type="float">
            <text:p>0.001674</text:p>
          </table:table-cell>
          <table:table-cell table:style-name="ce3" table:formula="of:=[.C6]/[.D6]" office:value-type="float" office:value="4.97371565113501" calcext:value-type="float">
            <text:p>4.9737156511</text:p>
          </table:table-cell>
          <table:table-cell table:style-name="ce3" office:value-type="float" office:value="0.000963" calcext:value-type="float">
            <text:p>0.000963</text:p>
          </table:table-cell>
          <table:table-cell table:style-name="ce3" table:formula="of:=[.C6]/[.F6]" office:value-type="float" office:value="8.64589823468328" calcext:value-type="float">
            <text:p>8.6458982347</text:p>
          </table:table-cell>
          <table:table-cell table:style-name="ce3" table:number-columns-repeated="2"/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0.007633" calcext:value-type="float">
            <text:p>0.007633</text:p>
          </table:table-cell>
          <table:table-cell table:style-name="ce3" office:value-type="float" office:value="0.001171" calcext:value-type="float">
            <text:p>0.001171</text:p>
          </table:table-cell>
          <table:table-cell table:formula="of:=[.L6]/[.M6]" office:value-type="float" office:value="6.51836037574723" calcext:value-type="float">
            <text:p>6.5183603757</text:p>
          </table:table-cell>
          <table:table-cell table:style-name="ce3" office:value-type="float" office:value="0.001129" calcext:value-type="float">
            <text:p>0.001129</text:p>
          </table:table-cell>
          <table:table-cell table:style-name="ce3" table:formula="of:=[.L6]/[.O6]" office:value-type="float" office:value="6.76085031000886" calcext:value-type="float">
            <text:p>6.76085031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.005354" calcext:value-type="float">
            <text:p>0.005354</text:p>
          </table:table-cell>
          <table:table-cell table:style-name="ce3" office:value-type="float" office:value="0.0011" calcext:value-type="float">
            <text:p>0.0011</text:p>
          </table:table-cell>
          <table:table-cell table:style-name="ce3" table:formula="of:=[.C7]/[.D7]" office:value-type="float" office:value="4.86727272727273" calcext:value-type="float">
            <text:p>4.8672727273</text:p>
          </table:table-cell>
          <table:table-cell table:style-name="ce3" office:value-type="float" office:value="0.000941" calcext:value-type="float">
            <text:p>0.000941</text:p>
          </table:table-cell>
          <table:table-cell table:style-name="ce3" table:formula="of:=[.C7]/[.F7]" office:value-type="float" office:value="5.68969181721573" calcext:value-type="float">
            <text:p>5.6896918172</text:p>
          </table:table-cell>
          <table:table-cell table:style-name="ce3" table:number-columns-repeated="2"/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.007001" calcext:value-type="float">
            <text:p>0.007001</text:p>
          </table:table-cell>
          <table:table-cell table:style-name="ce3" office:value-type="float" office:value="0.001155" calcext:value-type="float">
            <text:p>0.001155</text:p>
          </table:table-cell>
          <table:table-cell table:formula="of:=[.L7]/[.M7]" office:value-type="float" office:value="6.06147186147186" calcext:value-type="float">
            <text:p>6.0614718615</text:p>
          </table:table-cell>
          <table:table-cell table:style-name="ce3" office:value-type="float" office:value="0.001135" calcext:value-type="float">
            <text:p>0.001135</text:p>
          </table:table-cell>
          <table:table-cell table:style-name="ce3" table:formula="of:=[.L7]/[.O7]" office:value-type="float" office:value="6.16828193832599" calcext:value-type="float">
            <text:p>6.1682819383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0.005463" calcext:value-type="float">
            <text:p>0.005463</text:p>
          </table:table-cell>
          <table:table-cell table:style-name="ce3" office:value-type="float" office:value="0.001094" calcext:value-type="float">
            <text:p>0.001094</text:p>
          </table:table-cell>
          <table:table-cell table:style-name="ce3" table:formula="of:=[.C8]/[.D8]" office:value-type="float" office:value="4.99360146252285" calcext:value-type="float">
            <text:p>4.9936014625</text:p>
          </table:table-cell>
          <table:table-cell table:style-name="ce3" office:value-type="float" office:value="0.000937" calcext:value-type="float">
            <text:p>0.000937</text:p>
          </table:table-cell>
          <table:table-cell table:style-name="ce3" table:formula="of:=[.C8]/[.F8]" office:value-type="float" office:value="5.83030949839915" calcext:value-type="float">
            <text:p>5.8303094984</text:p>
          </table:table-cell>
          <table:table-cell table:style-name="ce3" table:number-columns-repeated="2"/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0.006917" calcext:value-type="float">
            <text:p>0.006917</text:p>
          </table:table-cell>
          <table:table-cell table:style-name="ce3" office:value-type="float" office:value="0.001154" calcext:value-type="float">
            <text:p>0.001154</text:p>
          </table:table-cell>
          <table:table-cell table:formula="of:=[.L8]/[.M8]" office:value-type="float" office:value="5.99393414211439" calcext:value-type="float">
            <text:p>5.9939341421</text:p>
          </table:table-cell>
          <table:table-cell table:style-name="ce3" office:value-type="float" office:value="0.001164" calcext:value-type="float">
            <text:p>0.001164</text:p>
          </table:table-cell>
          <table:table-cell table:style-name="ce3" table:formula="of:=[.L8]/[.O8]" office:value-type="float" office:value="5.94243986254296" calcext:value-type="float">
            <text:p>5.9424398625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.005658" calcext:value-type="float">
            <text:p>0.005658</text:p>
          </table:table-cell>
          <table:table-cell table:style-name="ce3" office:value-type="float" office:value="0.001114" calcext:value-type="float">
            <text:p>0.001114</text:p>
          </table:table-cell>
          <table:table-cell table:style-name="ce3" table:formula="of:=[.C9]/[.D9]" office:value-type="float" office:value="5.07899461400359" calcext:value-type="float">
            <text:p>5.078994614</text:p>
          </table:table-cell>
          <table:table-cell table:style-name="ce3" office:value-type="float" office:value="0.000932" calcext:value-type="float">
            <text:p>0.000932</text:p>
          </table:table-cell>
          <table:table-cell table:style-name="ce3" table:formula="of:=[.C9]/[.F9]" office:value-type="float" office:value="6.07081545064378" calcext:value-type="float">
            <text:p>6.0708154506</text:p>
          </table:table-cell>
          <table:table-cell table:style-name="ce3" table:number-columns-repeated="2"/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0419" calcext:value-type="float">
            <text:p>0.010419</text:p>
          </table:table-cell>
          <table:table-cell table:style-name="ce3" office:value-type="float" office:value="0.0012562" calcext:value-type="float">
            <text:p>0.0012562</text:p>
          </table:table-cell>
          <table:table-cell table:formula="of:=[.L9]/[.M9]" office:value-type="float" office:value="8.2940614551823" calcext:value-type="float">
            <text:p>8.2940614552</text:p>
          </table:table-cell>
          <table:table-cell table:style-name="ce3" office:value-type="float" office:value="0.001303" calcext:value-type="float">
            <text:p>0.001303</text:p>
          </table:table-cell>
          <table:table-cell table:style-name="ce3" table:formula="of:=[.L9]/[.O9]" office:value-type="float" office:value="7.99616270145817" calcext:value-type="float">
            <text:p>7.9961627015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0.005711" calcext:value-type="float">
            <text:p>0.005711</text:p>
          </table:table-cell>
          <table:table-cell table:style-name="ce3" office:value-type="float" office:value="0.00109" calcext:value-type="float">
            <text:p>0.00109</text:p>
          </table:table-cell>
          <table:table-cell table:style-name="ce3" table:formula="of:=[.C10]/[.D10]" office:value-type="float" office:value="5.2394495412844" calcext:value-type="float">
            <text:p>5.2394495413</text:p>
          </table:table-cell>
          <table:table-cell table:style-name="ce3" office:value-type="float" office:value="0.000935" calcext:value-type="float">
            <text:p>0.000935</text:p>
          </table:table-cell>
          <table:table-cell table:style-name="ce3" table:formula="of:=[.C10]/[.F10]" office:value-type="float" office:value="6.10802139037433" calcext:value-type="float">
            <text:p>6.1080213904</text:p>
          </table:table-cell>
          <table:table-cell table:style-name="ce3" table:number-columns-repeated="2"/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0.00847" calcext:value-type="float">
            <text:p>0.00847</text:p>
          </table:table-cell>
          <table:table-cell table:style-name="ce3" office:value-type="float" office:value="0.001296" calcext:value-type="float">
            <text:p>0.001296</text:p>
          </table:table-cell>
          <table:table-cell table:formula="of:=[.L10]/[.M10]" office:value-type="float" office:value="6.53549382716049" calcext:value-type="float">
            <text:p>6.5354938272</text:p>
          </table:table-cell>
          <table:table-cell table:style-name="ce3" office:value-type="float" office:value="0.001255" calcext:value-type="float">
            <text:p>0.001255</text:p>
          </table:table-cell>
          <table:table-cell table:style-name="ce3" table:formula="of:=[.L10]/[.O10]" office:value-type="float" office:value="6.74900398406375" calcext:value-type="float">
            <text:p>6.7490039841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0.005695" calcext:value-type="float">
            <text:p>0.005695</text:p>
          </table:table-cell>
          <table:table-cell table:style-name="ce3" office:value-type="float" office:value="0.001095" calcext:value-type="float">
            <text:p>0.001095</text:p>
          </table:table-cell>
          <table:table-cell table:style-name="ce3" table:formula="of:=[.C11]/[.D11]" office:value-type="float" office:value="5.20091324200913" calcext:value-type="float">
            <text:p>5.200913242</text:p>
          </table:table-cell>
          <table:table-cell table:style-name="ce3" office:value-type="float" office:value="0.001123" calcext:value-type="float">
            <text:p>0.001123</text:p>
          </table:table-cell>
          <table:table-cell table:style-name="ce3" table:formula="of:=[.C11]/[.F11]" office:value-type="float" office:value="5.07123775601069" calcext:value-type="float">
            <text:p>5.071237756</text:p>
          </table:table-cell>
          <table:table-cell table:style-name="ce3" table:number-columns-repeated="2"/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0.00783" calcext:value-type="float">
            <text:p>0.00783</text:p>
          </table:table-cell>
          <table:table-cell table:style-name="ce3" office:value-type="float" office:value="0.001278" calcext:value-type="float">
            <text:p>0.001278</text:p>
          </table:table-cell>
          <table:table-cell table:formula="of:=[.L11]/[.M11]" office:value-type="float" office:value="6.12676056338028" calcext:value-type="float">
            <text:p>6.1267605634</text:p>
          </table:table-cell>
          <table:table-cell table:style-name="ce3" office:value-type="float" office:value="0.001253" calcext:value-type="float">
            <text:p>0.001253</text:p>
          </table:table-cell>
          <table:table-cell table:style-name="ce3" table:formula="of:=[.L11]/[.O11]" office:value-type="float" office:value="6.24900239425379" calcext:value-type="float">
            <text:p>6.2490023943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4" office:value-type="float" office:value="0.005772" calcext:value-type="float">
            <text:p>5.77E-003</text:p>
          </table:table-cell>
          <table:table-cell table:style-name="ce3" office:value-type="float" office:value="0.001112" calcext:value-type="float">
            <text:p>0.001112</text:p>
          </table:table-cell>
          <table:table-cell table:style-name="ce3" table:formula="of:=[.C12]/[.D12]" office:value-type="float" office:value="5.19064748201439" calcext:value-type="float">
            <text:p>5.190647482</text:p>
          </table:table-cell>
          <table:table-cell table:style-name="ce3" office:value-type="float" office:value="0.000936" calcext:value-type="float">
            <text:p>0.000936</text:p>
          </table:table-cell>
          <table:table-cell table:style-name="ce3" table:formula="of:=[.C12]/[.F12]" office:value-type="float" office:value="6.16666666666667" calcext:value-type="float">
            <text:p>6.1666666667</text:p>
          </table:table-cell>
          <table:table-cell table:style-name="ce3" table:number-columns-repeated="2"/>
          <table:table-cell/>
          <table:table-cell table:style-name="ce3" office:value-type="float" office:value="8" calcext:value-type="float">
            <text:p>8</text:p>
          </table:table-cell>
          <table:table-cell table:style-name="ce4" office:value-type="float" office:value="0.007648" calcext:value-type="float">
            <text:p>7.65E-003</text:p>
          </table:table-cell>
          <table:table-cell table:style-name="ce3" office:value-type="float" office:value="0.001277" calcext:value-type="float">
            <text:p>0.001277</text:p>
          </table:table-cell>
          <table:table-cell table:formula="of:=[.L12]/[.M12]" office:value-type="float" office:value="5.98903680501175" calcext:value-type="float">
            <text:p>5.989036805</text:p>
          </table:table-cell>
          <table:table-cell table:style-name="ce3" office:value-type="float" office:value="0.001253" calcext:value-type="float">
            <text:p>0.001253</text:p>
          </table:table-cell>
          <table:table-cell table:style-name="ce3" table:formula="of:=[.L12]/[.O12]" office:value-type="float" office:value="6.10375099760575" calcext:value-type="float">
            <text:p>6.1037509976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0.005711" calcext:value-type="float">
            <text:p>0.005711</text:p>
          </table:table-cell>
          <table:table-cell table:style-name="ce3" office:value-type="float" office:value="0.001091" calcext:value-type="float">
            <text:p>0.001091</text:p>
          </table:table-cell>
          <table:table-cell table:style-name="ce3" table:formula="of:=[.C13]/[.D14]" office:value-type="float" office:value="5.22985347985348" calcext:value-type="float">
            <text:p>5.2298534799</text:p>
          </table:table-cell>
          <table:table-cell table:style-name="ce3" office:value-type="float" office:value="0.000944" calcext:value-type="float">
            <text:p>0.000944</text:p>
          </table:table-cell>
          <table:table-cell table:style-name="ce3" table:formula="of:=[.C13]/[.F13]" office:value-type="float" office:value="6.04978813559322" calcext:value-type="float">
            <text:p>6.0497881356</text:p>
          </table:table-cell>
          <table:table-cell table:style-name="ce3" table:number-columns-repeated="2"/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0.008445" calcext:value-type="float">
            <text:p>0.008445</text:p>
          </table:table-cell>
          <table:table-cell table:style-name="ce3" office:value-type="float" office:value="0.001274" calcext:value-type="float">
            <text:p>0.001274</text:p>
          </table:table-cell>
          <table:table-cell table:formula="of:=[.L13]/[.M13]" office:value-type="float" office:value="6.6287284144427" calcext:value-type="float">
            <text:p>6.6287284144</text:p>
          </table:table-cell>
          <table:table-cell table:style-name="ce3" office:value-type="float" office:value="0.001248" calcext:value-type="float">
            <text:p>0.001248</text:p>
          </table:table-cell>
          <table:table-cell table:style-name="ce3" table:formula="of:=[.L13]/[.O13]" office:value-type="float" office:value="6.76682692307692" calcext:value-type="float">
            <text:p>6.7668269231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005741" calcext:value-type="float">
            <text:p>0.005741</text:p>
          </table:table-cell>
          <table:table-cell table:style-name="ce3" office:value-type="float" office:value="0.001092" calcext:value-type="float">
            <text:p>0.001092</text:p>
          </table:table-cell>
          <table:table-cell table:style-name="ce3" table:formula="of:=[.C14]/[.D13]" office:value-type="float" office:value="5.26214482126489" calcext:value-type="float">
            <text:p>5.2621448213</text:p>
          </table:table-cell>
          <table:table-cell table:style-name="ce3" office:value-type="float" office:value="0.000936" calcext:value-type="float">
            <text:p>0.000936</text:p>
          </table:table-cell>
          <table:table-cell table:style-name="ce3" table:formula="of:=[.C14]/[.F14]" office:value-type="float" office:value="6.13354700854701" calcext:value-type="float">
            <text:p>6.1335470085</text:p>
          </table:table-cell>
          <table:table-cell table:style-name="ce3" table:number-columns-repeated="2"/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008541" calcext:value-type="float">
            <text:p>0.008541</text:p>
          </table:table-cell>
          <table:table-cell table:style-name="ce3" office:value-type="float" office:value="0.001296" calcext:value-type="float">
            <text:p>0.001296</text:p>
          </table:table-cell>
          <table:table-cell table:formula="of:=[.L14]/[.M14]" office:value-type="float" office:value="6.59027777777778" calcext:value-type="float">
            <text:p>6.5902777778</text:p>
          </table:table-cell>
          <table:table-cell table:style-name="ce3" office:value-type="float" office:value="0.001242" calcext:value-type="float">
            <text:p>0.001242</text:p>
          </table:table-cell>
          <table:table-cell table:style-name="ce3" table:formula="of:=[.L14]/[.O14]" office:value-type="float" office:value="6.8768115942029" calcext:value-type="float">
            <text:p>6.8768115942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0.005563" calcext:value-type="float">
            <text:p>0.005563</text:p>
          </table:table-cell>
          <table:table-cell office:value-type="float" office:value="0.001102" calcext:value-type="float">
            <text:p>0.001102</text:p>
          </table:table-cell>
          <table:table-cell table:style-name="ce3" table:formula="of:=[.C15]/[.D13]" office:value-type="float" office:value="5.09899175068744" calcext:value-type="float">
            <text:p>5.0989917507</text:p>
          </table:table-cell>
          <table:table-cell table:style-name="ce3" office:value-type="float" office:value="0.000937" calcext:value-type="float">
            <text:p>0.000937</text:p>
          </table:table-cell>
          <table:table-cell table:style-name="ce3" table:formula="of:=[.C15]/[.F15]" office:value-type="float" office:value="5.93703308431163" calcext:value-type="float">
            <text:p>5.9370330843</text:p>
          </table:table-cell>
          <table:table-cell table:style-name="ce3" table:number-columns-repeated="2"/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0.008607" calcext:value-type="float">
            <text:p>0.008607</text:p>
          </table:table-cell>
          <table:table-cell office:value-type="float" office:value="0.001277" calcext:value-type="float">
            <text:p>0.001277</text:p>
          </table:table-cell>
          <table:table-cell table:formula="of:=[.L15]/[.M15]" office:value-type="float" office:value="6.74001566170713" calcext:value-type="float">
            <text:p>6.7400156617</text:p>
          </table:table-cell>
          <table:table-cell table:style-name="ce3" office:value-type="float" office:value="0.001239" calcext:value-type="float">
            <text:p>0.001239</text:p>
          </table:table-cell>
          <table:table-cell table:style-name="ce3" table:formula="of:=[.L15]/[.O15]" office:value-type="float" office:value="6.94673123486683" calcext:value-type="float">
            <text:p>6.9467312349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005576" calcext:value-type="float">
            <text:p>0.005576</text:p>
          </table:table-cell>
          <table:table-cell table:style-name="ce3" office:value-type="float" office:value="0.001123" calcext:value-type="float">
            <text:p>0.001123</text:p>
          </table:table-cell>
          <table:table-cell table:style-name="ce3" table:formula="of:=[.C16]/[.D16]" office:value-type="float" office:value="4.96527159394479" calcext:value-type="float">
            <text:p>4.9652715939</text:p>
          </table:table-cell>
          <table:table-cell table:style-name="ce3" office:value-type="float" office:value="0.000943" calcext:value-type="float">
            <text:p>0.000943</text:p>
          </table:table-cell>
          <table:table-cell table:style-name="ce3" table:formula="of:=[.C16]/[.F16]" office:value-type="float" office:value="5.91304347826087" calcext:value-type="float">
            <text:p>5.9130434783</text:p>
          </table:table-cell>
          <table:table-cell table:style-name="ce3" table:number-columns-repeated="2"/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007974" calcext:value-type="float">
            <text:p>0.007974</text:p>
          </table:table-cell>
          <table:table-cell table:style-name="ce3" office:value-type="float" office:value="0.001296" calcext:value-type="float">
            <text:p>0.001296</text:p>
          </table:table-cell>
          <table:table-cell table:formula="of:=[.L16]/[.M16]" office:value-type="float" office:value="6.15277777777778" calcext:value-type="float">
            <text:p>6.1527777778</text:p>
          </table:table-cell>
          <table:table-cell table:style-name="ce3" office:value-type="float" office:value="0.00125" calcext:value-type="float">
            <text:p>0.00125</text:p>
          </table:table-cell>
          <table:table-cell table:style-name="ce3" table:formula="of:=[.L16]/[.O16]" office:value-type="float" office:value="6.3792" calcext:value-type="float">
            <text:p>6.3792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0.005648" calcext:value-type="float">
            <text:p>0.005648</text:p>
          </table:table-cell>
          <table:table-cell table:style-name="ce3" office:value-type="float" office:value="0.001097" calcext:value-type="float">
            <text:p>0.001097</text:p>
          </table:table-cell>
          <table:table-cell table:style-name="ce3" table:formula="of:=[.C17]/[.D17]" office:value-type="float" office:value="5.1485870556062" calcext:value-type="float">
            <text:p>5.1485870556</text:p>
          </table:table-cell>
          <table:table-cell table:style-name="ce3" office:value-type="float" office:value="0.000933" calcext:value-type="float">
            <text:p>0.000933</text:p>
          </table:table-cell>
          <table:table-cell table:style-name="ce3" table:formula="of:=[.C17]/[.F17]" office:value-type="float" office:value="6.05359056806002" calcext:value-type="float">
            <text:p>6.0535905681</text:p>
          </table:table-cell>
          <table:table-cell table:style-name="ce3" table:number-columns-repeated="2"/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0.00785" calcext:value-type="float">
            <text:p>0.00785</text:p>
          </table:table-cell>
          <table:table-cell table:style-name="ce3" office:value-type="float" office:value="0.001289" calcext:value-type="float">
            <text:p>0.001289</text:p>
          </table:table-cell>
          <table:table-cell table:formula="of:=[.L17]/[.M17]" office:value-type="float" office:value="6.0899922420481" calcext:value-type="float">
            <text:p>6.089992242</text:p>
          </table:table-cell>
          <table:table-cell table:style-name="ce3" office:value-type="float" office:value="0.001241" calcext:value-type="float">
            <text:p>0.001241</text:p>
          </table:table-cell>
          <table:table-cell table:style-name="ce3" table:formula="of:=[.L17]/[.O17]" office:value-type="float" office:value="6.32554391619662" calcext:value-type="float">
            <text:p>6.3255439162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005597" calcext:value-type="float">
            <text:p>0.005597</text:p>
          </table:table-cell>
          <table:table-cell table:style-name="ce3" office:value-type="float" office:value="0.001095" calcext:value-type="float">
            <text:p>0.001095</text:p>
          </table:table-cell>
          <table:table-cell table:style-name="ce3" table:formula="of:=[.C18]/[.D18]" office:value-type="float" office:value="5.11141552511416" calcext:value-type="float">
            <text:p>5.1114155251</text:p>
          </table:table-cell>
          <table:table-cell table:style-name="ce3" office:value-type="float" office:value="0.000933" calcext:value-type="float">
            <text:p>0.000933</text:p>
          </table:table-cell>
          <table:table-cell table:style-name="ce3" table:formula="of:=[.C18]/[.F18]" office:value-type="float" office:value="5.9989281886388" calcext:value-type="float">
            <text:p>5.9989281886</text:p>
          </table:table-cell>
          <table:table-cell table:style-name="ce3" table:number-columns-repeated="2"/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007999" calcext:value-type="float">
            <text:p>0.007999</text:p>
          </table:table-cell>
          <table:table-cell table:style-name="ce3" office:value-type="float" office:value="0.001283" calcext:value-type="float">
            <text:p>0.001283</text:p>
          </table:table-cell>
          <table:table-cell table:formula="of:=[.L18]/[.M18]" office:value-type="float" office:value="6.23460639127046" calcext:value-type="float">
            <text:p>6.2346063913</text:p>
          </table:table-cell>
          <table:table-cell table:style-name="ce3" office:value-type="float" office:value="0.00125" calcext:value-type="float">
            <text:p>0.00125</text:p>
          </table:table-cell>
          <table:table-cell table:style-name="ce3" table:formula="of:=[.L18]/[.O18]" office:value-type="float" office:value="6.3992" calcext:value-type="float">
            <text:p>6.3992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4" office:value-type="float" office:value="0.005605" calcext:value-type="float">
            <text:p>5.61E-003</text:p>
          </table:table-cell>
          <table:table-cell table:style-name="ce3" office:value-type="float" office:value="0.001104" calcext:value-type="float">
            <text:p>0.001104</text:p>
          </table:table-cell>
          <table:table-cell table:style-name="ce3" table:formula="of:=[.C19]/[.D19]" office:value-type="float" office:value="5.07699275362319" calcext:value-type="float">
            <text:p>5.0769927536</text:p>
          </table:table-cell>
          <table:table-cell table:style-name="ce3" office:value-type="float" office:value="0.000933" calcext:value-type="float">
            <text:p>0.000933</text:p>
          </table:table-cell>
          <table:table-cell table:style-name="ce3" table:formula="of:=[.C19]/[.F19]" office:value-type="float" office:value="6.0075026795284" calcext:value-type="float">
            <text:p>6.0075026795</text:p>
          </table:table-cell>
          <table:table-cell table:style-name="ce3" table:number-columns-repeated="2"/>
          <table:table-cell/>
          <table:table-cell table:style-name="ce3" office:value-type="float" office:value="15" calcext:value-type="float">
            <text:p>15</text:p>
          </table:table-cell>
          <table:table-cell table:style-name="ce4" office:value-type="float" office:value="0.008146" calcext:value-type="float">
            <text:p>8.15E-003</text:p>
          </table:table-cell>
          <table:table-cell table:style-name="ce3" office:value-type="float" office:value="0.001301" calcext:value-type="float">
            <text:p>0.001301</text:p>
          </table:table-cell>
          <table:table-cell table:formula="of:=[.L19]/[.M19]" office:value-type="float" office:value="6.26133743274404" calcext:value-type="float">
            <text:p>6.2613374327</text:p>
          </table:table-cell>
          <table:table-cell table:style-name="ce3" office:value-type="float" office:value="0.001252" calcext:value-type="float">
            <text:p>0.001252</text:p>
          </table:table-cell>
          <table:table-cell table:style-name="ce3" table:formula="of:=[.L19]/[.O19]" office:value-type="float" office:value="6.50638977635783" calcext:value-type="float">
            <text:p>6.5063897764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.00567" calcext:value-type="float">
            <text:p>0.00567</text:p>
          </table:table-cell>
          <table:table-cell table:style-name="ce3" office:value-type="float" office:value="0.001109" calcext:value-type="float">
            <text:p>0.001109</text:p>
          </table:table-cell>
          <table:table-cell table:style-name="ce3" table:formula="of:=[.C20]/[.D20]" office:value-type="float" office:value="5.11271415689811" calcext:value-type="float">
            <text:p>5.1127141569</text:p>
          </table:table-cell>
          <table:table-cell table:style-name="ce3" office:value-type="float" office:value="0.000937" calcext:value-type="float">
            <text:p>0.000937</text:p>
          </table:table-cell>
          <table:table-cell table:style-name="ce3" table:formula="of:=[.C20]/[.F20]" office:value-type="float" office:value="6.05122732123799" calcext:value-type="float">
            <text:p>6.0512273212</text:p>
          </table:table-cell>
          <table:table-cell table:style-name="ce3" table:number-columns-repeated="2"/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.008491" calcext:value-type="float">
            <text:p>0.008491</text:p>
          </table:table-cell>
          <table:table-cell table:style-name="ce3" office:value-type="float" office:value="0.001395" calcext:value-type="float">
            <text:p>0.001395</text:p>
          </table:table-cell>
          <table:table-cell table:formula="of:=[.L20]/[.M20]" office:value-type="float" office:value="6.08673835125448" calcext:value-type="float">
            <text:p>6.0867383513</text:p>
          </table:table-cell>
          <table:table-cell table:style-name="ce3" office:value-type="float" office:value="0.001248" calcext:value-type="float">
            <text:p>0.001248</text:p>
          </table:table-cell>
          <table:table-cell table:style-name="ce3" table:formula="of:=[.L20]/[.O20]" office:value-type="float" office:value="6.8036858974359" calcext:value-type="float">
            <text:p>6.8036858974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style-name="ce4" office:value-type="float" office:value="0.005556" calcext:value-type="float">
            <text:p>5.56E-003</text:p>
          </table:table-cell>
          <table:table-cell table:style-name="ce3" office:value-type="float" office:value="0.001103" calcext:value-type="float">
            <text:p>0.001103</text:p>
          </table:table-cell>
          <table:table-cell table:style-name="ce3" table:formula="of:=[.C21]/[.D21]" office:value-type="float" office:value="5.03717135086129" calcext:value-type="float">
            <text:p>5.0371713509</text:p>
          </table:table-cell>
          <table:table-cell table:style-name="ce3" office:value-type="float" office:value="0.000945" calcext:value-type="float">
            <text:p>0.000945</text:p>
          </table:table-cell>
          <table:table-cell table:style-name="ce3" table:formula="of:=[.C21]/[.F21]" office:value-type="float" office:value="5.87936507936508" calcext:value-type="float">
            <text:p>5.8793650794</text:p>
          </table:table-cell>
          <table:table-cell table:style-name="ce3" table:number-columns-repeated="2"/>
          <table:table-cell/>
          <table:table-cell table:style-name="ce3" office:value-type="float" office:value="17" calcext:value-type="float">
            <text:p>17</text:p>
          </table:table-cell>
          <table:table-cell table:style-name="ce4" office:value-type="float" office:value="0.008682" calcext:value-type="float">
            <text:p>8.68E-003</text:p>
          </table:table-cell>
          <table:table-cell table:style-name="ce3" office:value-type="float" office:value="0.001324" calcext:value-type="float">
            <text:p>0.001324</text:p>
          </table:table-cell>
          <table:table-cell table:formula="of:=[.L21]/[.M21]" office:value-type="float" office:value="6.55740181268882" calcext:value-type="float">
            <text:p>6.5574018127</text:p>
          </table:table-cell>
          <table:table-cell table:style-name="ce3" office:value-type="float" office:value="0.001259" calcext:value-type="float">
            <text:p>0.001259</text:p>
          </table:table-cell>
          <table:table-cell table:style-name="ce3" table:formula="of:=[.L21]/[.O21]" office:value-type="float" office:value="6.89594916600477" calcext:value-type="float">
            <text:p>6.895949166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0.005627" calcext:value-type="float">
            <text:p>0.005627</text:p>
          </table:table-cell>
          <table:table-cell table:style-name="ce3" office:value-type="float" office:value="0.001093" calcext:value-type="float">
            <text:p>0.001093</text:p>
          </table:table-cell>
          <table:table-cell table:style-name="ce3" table:formula="of:=[.C22]/[.D22]" office:value-type="float" office:value="5.14821591948765" calcext:value-type="float">
            <text:p>5.1482159195</text:p>
          </table:table-cell>
          <table:table-cell table:style-name="ce3" office:value-type="float" office:value="0.000937" calcext:value-type="float">
            <text:p>0.000937</text:p>
          </table:table-cell>
          <table:table-cell table:style-name="ce3" table:formula="of:=[.C22]/[.F22]" office:value-type="float" office:value="6.00533617929562" calcext:value-type="float">
            <text:p>6.0053361793</text:p>
          </table:table-cell>
          <table:table-cell table:style-name="ce3" table:number-columns-repeated="2"/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0.008749" calcext:value-type="float">
            <text:p>0.008749</text:p>
          </table:table-cell>
          <table:table-cell table:style-name="ce3" office:value-type="float" office:value="0.001374" calcext:value-type="float">
            <text:p>0.001374</text:p>
          </table:table-cell>
          <table:table-cell table:formula="of:=[.L22]/[.M22]" office:value-type="float" office:value="6.36754002911208" calcext:value-type="float">
            <text:p>6.3675400291</text:p>
          </table:table-cell>
          <table:table-cell table:style-name="ce3" office:value-type="float" office:value="0.001269" calcext:value-type="float">
            <text:p>0.001269</text:p>
          </table:table-cell>
          <table:table-cell table:style-name="ce3" table:formula="of:=[.L22]/[.O22]" office:value-type="float" office:value="6.89440504334121" calcext:value-type="float">
            <text:p>6.8944050433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table:style-name="ce4" office:value-type="float" office:value="0.005733" calcext:value-type="float">
            <text:p>5.73E-003</text:p>
          </table:table-cell>
          <table:table-cell table:style-name="ce3" office:value-type="float" office:value="0.001091" calcext:value-type="float">
            <text:p>0.001091</text:p>
          </table:table-cell>
          <table:table-cell table:style-name="ce3" table:formula="of:=[.C23]/[.D23]" office:value-type="float" office:value="5.25481209899175" calcext:value-type="float">
            <text:p>5.254812099</text:p>
          </table:table-cell>
          <table:table-cell table:style-name="ce3" office:value-type="float" office:value="0.000934" calcext:value-type="float">
            <text:p>0.000934</text:p>
          </table:table-cell>
          <table:table-cell table:style-name="ce3" table:formula="of:=[.C23]/[.F23]" office:value-type="float" office:value="6.13811563169165" calcext:value-type="float">
            <text:p>6.1381156317</text:p>
          </table:table-cell>
          <table:table-cell table:style-name="ce3" table:number-columns-repeated="2"/>
          <table:table-cell/>
          <table:table-cell table:style-name="ce3" office:value-type="float" office:value="19" calcext:value-type="float">
            <text:p>19</text:p>
          </table:table-cell>
          <table:table-cell table:style-name="ce4" office:value-type="float" office:value="0.008655" calcext:value-type="float">
            <text:p>8.66E-003</text:p>
          </table:table-cell>
          <table:table-cell table:style-name="ce3" office:value-type="float" office:value="0.001528" calcext:value-type="float">
            <text:p>0.001528</text:p>
          </table:table-cell>
          <table:table-cell table:formula="of:=[.L23]/[.M23]" office:value-type="float" office:value="5.66426701570681" calcext:value-type="float">
            <text:p>5.6642670157</text:p>
          </table:table-cell>
          <table:table-cell table:style-name="ce3" office:value-type="float" office:value="0.001358" calcext:value-type="float">
            <text:p>0.001358</text:p>
          </table:table-cell>
          <table:table-cell table:style-name="ce3" table:formula="of:=[.L23]/[.O23]" office:value-type="float" office:value="6.37334315169367" calcext:value-type="float">
            <text:p>6.3733431517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005554" calcext:value-type="float">
            <text:p>0.005554</text:p>
          </table:table-cell>
          <table:table-cell table:style-name="ce3" office:value-type="float" office:value="0.001093" calcext:value-type="float">
            <text:p>0.001093</text:p>
          </table:table-cell>
          <table:table-cell table:style-name="ce3" table:formula="of:=[.C24]/[.D24]" office:value-type="float" office:value="5.08142726440988" calcext:value-type="float">
            <text:p>5.0814272644</text:p>
          </table:table-cell>
          <table:table-cell table:style-name="ce3" office:value-type="float" office:value="0.000933" calcext:value-type="float">
            <text:p>0.000933</text:p>
          </table:table-cell>
          <table:table-cell table:style-name="ce3" table:formula="of:=[.C24]/[.F24]" office:value-type="float" office:value="5.95284030010718" calcext:value-type="float">
            <text:p>5.9528403001</text:p>
          </table:table-cell>
          <table:table-cell table:style-name="ce3" table:number-columns-repeated="2"/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008584" calcext:value-type="float">
            <text:p>0.008584</text:p>
          </table:table-cell>
          <table:table-cell table:style-name="ce3" office:value-type="float" office:value="0.001317" calcext:value-type="float">
            <text:p>0.001317</text:p>
          </table:table-cell>
          <table:table-cell table:formula="of:=[.L24]/[.M24]" office:value-type="float" office:value="6.51784358390281" calcext:value-type="float">
            <text:p>6.5178435839</text:p>
          </table:table-cell>
          <table:table-cell table:style-name="ce3" office:value-type="float" office:value="0.00127" calcext:value-type="float">
            <text:p>0.00127</text:p>
          </table:table-cell>
          <table:table-cell table:style-name="ce3" table:formula="of:=[.L24]/[.O24]" office:value-type="float" office:value="6.75905511811024" calcext:value-type="float">
            <text:p>6.7590551181</text:p>
          </table:table-cell>
          <table:table-cell table:style-name="ce3" table:number-columns-repeated="2"/>
        </table:table-row>
        <table:table-row table:style-name="ro1">
          <table:table-cell/>
          <table:table-cell office:value-type="string" calcext:value-type="string">
            <text:p>Promedio</text:p>
          </table:table-cell>
          <table:table-cell table:formula="of:=SUM([.C5:.C24])/20" office:value-type="float" office:value="0.00618085" calcext:value-type="float">
            <text:p>0.00618085</text:p>
          </table:table-cell>
          <table:table-cell table:formula="of:=SUM([.D5:.D24])/20" office:value-type="float" office:value="0.001776585" calcext:value-type="float">
            <text:p>0.001776585</text:p>
          </table:table-cell>
          <table:table-cell table:formula="of:=SUM([.E5:.E24])/20" office:value-type="float" office:value="4.9036000226374" calcext:value-type="float">
            <text:p>4.9036000226</text:p>
          </table:table-cell>
          <table:table-cell table:formula="of:=SUM([.F5:.F24])/20" office:value-type="float" office:value="0.00098105" calcext:value-type="float">
            <text:p>0.00098105</text:p>
          </table:table-cell>
          <table:table-cell table:formula="of:=SUM([.G5:.G24])/20" office:value-type="float" office:value="6.2219720377883" calcext:value-type="float">
            <text:p>6.2219720378</text:p>
          </table:table-cell>
          <table:table-cell table:formula="of:=SUM([.H5:.H24])/20" office:value-type="float" office:value="0" calcext:value-type="float">
            <text:p>0</text:p>
          </table:table-cell>
          <table:table-cell table:formula="of:=SUM([.I5:.I24])/20" office:value-type="float" office:value="0" calcext:value-type="float">
            <text:p>0</text:p>
          </table:table-cell>
          <table:table-cell/>
          <table:table-cell office:value-type="string" calcext:value-type="string">
            <text:p>Promedio</text:p>
          </table:table-cell>
          <table:table-cell table:formula="of:=SUM([.L5:.L24])/20" office:value-type="float" office:value="0.00843105" calcext:value-type="float">
            <text:p>0.00843105</text:p>
          </table:table-cell>
          <table:table-cell table:formula="of:=SUM([.M5:.M24])/20" office:value-type="float" office:value="0.00200006" calcext:value-type="float">
            <text:p>0.00200006</text:p>
          </table:table-cell>
          <table:table-cell table:formula="of:=SUM([.N5:.N24])/20" office:value-type="float" office:value="6.10927742479609" calcext:value-type="float">
            <text:p>6.1092774248</text:p>
          </table:table-cell>
          <table:table-cell table:formula="of:=SUM([.O5:.O24])/20" office:value-type="float" office:value="0.0012664" calcext:value-type="float">
            <text:p>0.0012664</text:p>
          </table:table-cell>
          <table:table-cell table:formula="of:=SUM([.P5:.P24])/20" office:value-type="float" office:value="6.64512409813812" calcext:value-type="float">
            <text:p>6.6451240981</text:p>
          </table:table-cell>
          <table:table-cell table:formula="of:=SUM([.Q5:.Q24])/20" office:value-type="float" office:value="0" calcext:value-type="float">
            <text:p>0</text:p>
          </table:table-cell>
          <table:table-cell table:formula="of:=SUM([.R5:.R24])/2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at 3</text:p>
          </table:table-cell>
          <table:table-cell table:number-columns-repeated="8"/>
          <table:table-cell table:style-name="ce1" office:value-type="string" calcext:value-type="string">
            <text:p>Cat 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Blocksize=32</text:p>
          </table:table-cell>
          <table:table-cell table:style-name="ce1" office:value-type="string" calcext:value-type="string">
            <text:p>Mask_Size=3</text:p>
          </table:table-cell>
          <table:table-cell table:number-columns-repeated="7"/>
          <table:table-cell table:style-name="ce1" office:value-type="string" calcext:value-type="string">
            <text:p>Blocksize=32</text:p>
          </table:table-cell>
          <table:table-cell table:style-name="ce1" office:value-type="string" calcext:value-type="string">
            <text:p>Mask_Size=3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ecuencial</text:p>
          </table:table-cell>
          <table:table-cell table:style-name="ce2" office:value-type="string" calcext:value-type="string">
            <text:p>Memoria Global</text:p>
          </table:table-cell>
          <table:table-cell table:style-name="ce2" office:value-type="string" calcext:value-type="string">
            <text:p>Aceleración MG</text:p>
          </table:table-cell>
          <table:table-cell table:style-name="ce2" office:value-type="string" calcext:value-type="string">
            <text:p>Memoria Constante</text:p>
          </table:table-cell>
          <table:table-cell table:style-name="ce2" office:value-type="string" calcext:value-type="string">
            <text:p>Aceleración MC</text:p>
          </table:table-cell>
          <table:table-cell table:style-name="ce2" office:value-type="string" calcext:value-type="string">
            <text:p>Memoria Compartida</text:p>
          </table:table-cell>
          <table:table-cell table:style-name="ce2" office:value-type="string" calcext:value-type="string">
            <text:p>Aceleración Compartida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ecuencial</text:p>
          </table:table-cell>
          <table:table-cell table:style-name="ce2" office:value-type="string" calcext:value-type="string">
            <text:p>Memoria Global</text:p>
          </table:table-cell>
          <table:table-cell table:style-name="ce2" office:value-type="string" calcext:value-type="string">
            <text:p>Aceleración MG</text:p>
          </table:table-cell>
          <table:table-cell table:style-name="ce2" office:value-type="string" calcext:value-type="string">
            <text:p>Memoria Constante</text:p>
          </table:table-cell>
          <table:table-cell table:style-name="ce2" office:value-type="string" calcext:value-type="string">
            <text:p>Aceleración MC</text:p>
          </table:table-cell>
          <table:table-cell table:style-name="ce2" office:value-type="string" calcext:value-type="string">
            <text:p>Memoria Compartida</text:p>
          </table:table-cell>
          <table:table-cell table:style-name="ce2" office:value-type="string" calcext:value-type="string">
            <text:p>Aceleración Compartida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21933" calcext:value-type="float">
            <text:p>0.021933</text:p>
          </table:table-cell>
          <table:table-cell office:value-type="float" office:value="0.0215648" calcext:value-type="float">
            <text:p>0.0215648</text:p>
          </table:table-cell>
          <table:table-cell table:formula="of:=[.C31]/[.D31]" office:value-type="float" office:value="1.01707412078943" calcext:value-type="float">
            <text:p>1.0170741208</text:p>
          </table:table-cell>
          <table:table-cell table:style-name="ce3" office:value-type="float" office:value="0.002237" calcext:value-type="float">
            <text:p>0.002237</text:p>
          </table:table-cell>
          <table:table-cell table:style-name="ce3" table:formula="of:=[.C31]/[.F31]" office:value-type="float" office:value="9.8046490835941" calcext:value-type="float">
            <text:p>9.8046490836</text:p>
          </table:table-cell>
          <table:table-cell table:style-name="ce3" table:number-columns-repeated="2"/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74622" calcext:value-type="float">
            <text:p>0.074622</text:p>
          </table:table-cell>
          <table:table-cell office:value-type="float" office:value="0.0205605" calcext:value-type="float">
            <text:p>0.0205605</text:p>
          </table:table-cell>
          <table:table-cell table:formula="of:=[.L31]/[.M31]" office:value-type="float" office:value="3.62938644488218" calcext:value-type="float">
            <text:p>3.6293864449</text:p>
          </table:table-cell>
          <table:table-cell table:style-name="ce3" office:value-type="float" office:value="0.005622" calcext:value-type="float">
            <text:p>0.005622</text:p>
          </table:table-cell>
          <table:table-cell table:style-name="ce3" table:formula="of:=[.L31]/[.O31]" office:value-type="float" office:value="13.273212379936" calcext:value-type="float">
            <text:p>13.2732123799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0.020239" calcext:value-type="float">
            <text:p>0.020239</text:p>
          </table:table-cell>
          <table:table-cell table:style-name="ce3" office:value-type="float" office:value="0.002497" calcext:value-type="float">
            <text:p>0.002497</text:p>
          </table:table-cell>
          <table:table-cell table:formula="of:=[.C32]/[.D32]" office:value-type="float" office:value="8.10532639167" calcext:value-type="float">
            <text:p>8.1053263917</text:p>
          </table:table-cell>
          <table:table-cell table:style-name="ce3" office:value-type="float" office:value="0.002188" calcext:value-type="float">
            <text:p>0.002188</text:p>
          </table:table-cell>
          <table:table-cell table:style-name="ce3" table:formula="of:=[.C32]/[.F32]" office:value-type="float" office:value="9.25" calcext:value-type="float">
            <text:p>9.25</text:p>
          </table:table-cell>
          <table:table-cell table:style-name="ce3" table:number-columns-repeated="2"/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0.069514" calcext:value-type="float">
            <text:p>0.069514</text:p>
          </table:table-cell>
          <table:table-cell table:style-name="ce3" office:value-type="float" office:value="0.005886" calcext:value-type="float">
            <text:p>0.005886</text:p>
          </table:table-cell>
          <table:table-cell table:formula="of:=[.L32]/[.M32]" office:value-type="float" office:value="11.8100577641862" calcext:value-type="float">
            <text:p>11.8100577642</text:p>
          </table:table-cell>
          <table:table-cell table:style-name="ce3" office:value-type="float" office:value="0.005547" calcext:value-type="float">
            <text:p>0.005547</text:p>
          </table:table-cell>
          <table:table-cell table:style-name="ce3" table:formula="of:=[.L32]/[.O32]" office:value-type="float" office:value="12.5318190012619" calcext:value-type="float">
            <text:p>12.5318190013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.01911" calcext:value-type="float">
            <text:p>0.01911</text:p>
          </table:table-cell>
          <table:table-cell table:style-name="ce3" office:value-type="float" office:value="0.00247" calcext:value-type="float">
            <text:p>0.00247</text:p>
          </table:table-cell>
          <table:table-cell table:formula="of:=[.C33]/[.D33]" office:value-type="float" office:value="7.73684210526316" calcext:value-type="float">
            <text:p>7.7368421053</text:p>
          </table:table-cell>
          <table:table-cell table:style-name="ce3" office:value-type="float" office:value="0.002201" calcext:value-type="float">
            <text:p>0.002201</text:p>
          </table:table-cell>
          <table:table-cell table:style-name="ce3" table:formula="of:=[.C33]/[.F33]" office:value-type="float" office:value="8.68241708314403" calcext:value-type="float">
            <text:p>8.6824170831</text:p>
          </table:table-cell>
          <table:table-cell table:style-name="ce3" table:number-columns-repeated="2"/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.069517" calcext:value-type="float">
            <text:p>0.069517</text:p>
          </table:table-cell>
          <table:table-cell table:style-name="ce3" office:value-type="float" office:value="0.005913" calcext:value-type="float">
            <text:p>0.005913</text:p>
          </table:table-cell>
          <table:table-cell table:formula="of:=[.L33]/[.M33]" office:value-type="float" office:value="11.7566379164553" calcext:value-type="float">
            <text:p>11.7566379165</text:p>
          </table:table-cell>
          <table:table-cell table:style-name="ce3" office:value-type="float" office:value="0.005572" calcext:value-type="float">
            <text:p>0.005572</text:p>
          </table:table-cell>
          <table:table-cell table:style-name="ce3" table:formula="of:=[.L33]/[.O33]" office:value-type="float" office:value="12.4761306532663" calcext:value-type="float">
            <text:p>12.4761306533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0.019543" calcext:value-type="float">
            <text:p>0.019543</text:p>
          </table:table-cell>
          <table:table-cell table:style-name="ce3" office:value-type="float" office:value="0.002475" calcext:value-type="float">
            <text:p>0.002475</text:p>
          </table:table-cell>
          <table:table-cell table:formula="of:=[.C34]/[.D34]" office:value-type="float" office:value="7.89616161616162" calcext:value-type="float">
            <text:p>7.8961616162</text:p>
          </table:table-cell>
          <table:table-cell table:style-name="ce3" office:value-type="float" office:value="0.002207" calcext:value-type="float">
            <text:p>0.002207</text:p>
          </table:table-cell>
          <table:table-cell table:style-name="ce3" table:formula="of:=[.C34]/[.F34]" office:value-type="float" office:value="8.85500679655641" calcext:value-type="float">
            <text:p>8.8550067966</text:p>
          </table:table-cell>
          <table:table-cell table:style-name="ce3" table:number-columns-repeated="2"/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0.070163" calcext:value-type="float">
            <text:p>0.070163</text:p>
          </table:table-cell>
          <table:table-cell table:style-name="ce3" office:value-type="float" office:value="0.006036" calcext:value-type="float">
            <text:p>0.006036</text:p>
          </table:table-cell>
          <table:table-cell table:formula="of:=[.L34]/[.M34]" office:value-type="float" office:value="11.6240888005302" calcext:value-type="float">
            <text:p>11.6240888005</text:p>
          </table:table-cell>
          <table:table-cell table:style-name="ce3" office:value-type="float" office:value="0.005739" calcext:value-type="float">
            <text:p>0.005739</text:p>
          </table:table-cell>
          <table:table-cell table:style-name="ce3" table:formula="of:=[.L34]/[.O34]" office:value-type="float" office:value="12.2256490677818" calcext:value-type="float">
            <text:p>12.2256490678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9867" calcext:value-type="float">
            <text:p>0.019867</text:p>
          </table:table-cell>
          <table:table-cell table:style-name="ce3" office:value-type="float" office:value="0.002482" calcext:value-type="float">
            <text:p>0.002482</text:p>
          </table:table-cell>
          <table:table-cell table:formula="of:=[.C35]/[.D35]" office:value-type="float" office:value="8.0044319097502" calcext:value-type="float">
            <text:p>8.0044319098</text:p>
          </table:table-cell>
          <table:table-cell table:style-name="ce3" office:value-type="float" office:value="0.002196" calcext:value-type="float">
            <text:p>0.002196</text:p>
          </table:table-cell>
          <table:table-cell table:style-name="ce3" table:formula="of:=[.C35]/[.F35]" office:value-type="float" office:value="9.04690346083789" calcext:value-type="float">
            <text:p>9.0469034608</text:p>
          </table:table-cell>
          <table:table-cell table:style-name="ce3" table:number-columns-repeated="2"/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.073366" calcext:value-type="float">
            <text:p>0.073366</text:p>
          </table:table-cell>
          <table:table-cell table:style-name="ce3" office:value-type="float" office:value="0.005895" calcext:value-type="float">
            <text:p>0.005895</text:p>
          </table:table-cell>
          <table:table-cell table:formula="of:=[.L35]/[.M35]" office:value-type="float" office:value="12.4454622561493" calcext:value-type="float">
            <text:p>12.4454622561</text:p>
          </table:table-cell>
          <table:table-cell table:style-name="ce3" office:value-type="float" office:value="0.005577" calcext:value-type="float">
            <text:p>0.005577</text:p>
          </table:table-cell>
          <table:table-cell table:style-name="ce3" table:formula="of:=[.L35]/[.O35]" office:value-type="float" office:value="13.1551013089475" calcext:value-type="float">
            <text:p>13.1551013089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0.020026" calcext:value-type="float">
            <text:p>0.020026</text:p>
          </table:table-cell>
          <table:table-cell table:style-name="ce3" office:value-type="float" office:value="0.002443" calcext:value-type="float">
            <text:p>0.002443</text:p>
          </table:table-cell>
          <table:table-cell table:formula="of:=[.C36]/[.D36]" office:value-type="float" office:value="8.19729840360213" calcext:value-type="float">
            <text:p>8.1972984036</text:p>
          </table:table-cell>
          <table:table-cell table:style-name="ce3" office:value-type="float" office:value="0.002184" calcext:value-type="float">
            <text:p>0.002184</text:p>
          </table:table-cell>
          <table:table-cell table:style-name="ce3" table:formula="of:=[.C36]/[.F36]" office:value-type="float" office:value="9.16941391941392" calcext:value-type="float">
            <text:p>9.1694139194</text:p>
          </table:table-cell>
          <table:table-cell table:style-name="ce3" table:number-columns-repeated="2"/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05884" calcext:value-type="float">
            <text:p>0.005884</text:p>
          </table:table-cell>
          <table:table-cell table:formula="of:=[.L36]/[.M36]" office:value-type="float" office:value="11.8966689326988" calcext:value-type="float">
            <text:p>11.8966689327</text:p>
          </table:table-cell>
          <table:table-cell table:style-name="ce3" office:value-type="float" office:value="0.005578" calcext:value-type="float">
            <text:p>0.005578</text:p>
          </table:table-cell>
          <table:table-cell table:style-name="ce3" table:formula="of:=[.L36]/[.O36]" office:value-type="float" office:value="12.5493008246683" calcext:value-type="float">
            <text:p>12.5493008247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0.020586" calcext:value-type="float">
            <text:p>0.020586</text:p>
          </table:table-cell>
          <table:table-cell table:style-name="ce3" office:value-type="float" office:value="0.002453" calcext:value-type="float">
            <text:p>0.002453</text:p>
          </table:table-cell>
          <table:table-cell table:formula="of:=[.C37]/[.D37]" office:value-type="float" office:value="8.39217284957195" calcext:value-type="float">
            <text:p>8.3921728496</text:p>
          </table:table-cell>
          <table:table-cell table:style-name="ce3" office:value-type="float" office:value="0.002189" calcext:value-type="float">
            <text:p>0.002189</text:p>
          </table:table-cell>
          <table:table-cell table:style-name="ce3" table:formula="of:=[.C37]/[.F37]" office:value-type="float" office:value="9.40429419826405" calcext:value-type="float">
            <text:p>9.4042941983</text:p>
          </table:table-cell>
          <table:table-cell table:style-name="ce3" table:number-columns-repeated="2"/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0.068958" calcext:value-type="float">
            <text:p>0.068958</text:p>
          </table:table-cell>
          <table:table-cell table:style-name="ce3" office:value-type="float" office:value="0.006069" calcext:value-type="float">
            <text:p>0.006069</text:p>
          </table:table-cell>
          <table:table-cell table:formula="of:=[.L37]/[.M37]" office:value-type="float" office:value="11.3623331685615" calcext:value-type="float">
            <text:p>11.3623331686</text:p>
          </table:table-cell>
          <table:table-cell table:style-name="ce3" office:value-type="float" office:value="0.005597" calcext:value-type="float">
            <text:p>0.005597</text:p>
          </table:table-cell>
          <table:table-cell table:style-name="ce3" table:formula="of:=[.L37]/[.O37]" office:value-type="float" office:value="12.3205288547436" calcext:value-type="float">
            <text:p>12.3205288547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4" office:value-type="float" office:value="0.019" calcext:value-type="float">
            <text:p>1.90E-002</text:p>
          </table:table-cell>
          <table:table-cell table:style-name="ce3" office:value-type="float" office:value="0.00249" calcext:value-type="float">
            <text:p>0.00249</text:p>
          </table:table-cell>
          <table:table-cell table:formula="of:=[.C38]/[.D38]" office:value-type="float" office:value="7.63052208835341" calcext:value-type="float">
            <text:p>7.6305220884</text:p>
          </table:table-cell>
          <table:table-cell table:style-name="ce3" office:value-type="float" office:value="0.002225" calcext:value-type="float">
            <text:p>0.002225</text:p>
          </table:table-cell>
          <table:table-cell table:style-name="ce3" table:formula="of:=[.C38]/[.F38]" office:value-type="float" office:value="8.53932584269663" calcext:value-type="float">
            <text:p>8.5393258427</text:p>
          </table:table-cell>
          <table:table-cell table:style-name="ce3" table:number-columns-repeated="2"/>
          <table:table-cell/>
          <table:table-cell table:style-name="ce3" office:value-type="float" office:value="8" calcext:value-type="float">
            <text:p>8</text:p>
          </table:table-cell>
          <table:table-cell table:style-name="ce4" office:value-type="float" office:value="0.068987" calcext:value-type="float">
            <text:p>6.90E-002</text:p>
          </table:table-cell>
          <table:table-cell table:style-name="ce3" office:value-type="float" office:value="0.005843" calcext:value-type="float">
            <text:p>0.005843</text:p>
          </table:table-cell>
          <table:table-cell table:formula="of:=[.L38]/[.M38]" office:value-type="float" office:value="11.8067773404073" calcext:value-type="float">
            <text:p>11.8067773404</text:p>
          </table:table-cell>
          <table:table-cell table:style-name="ce3" office:value-type="float" office:value="0.005639" calcext:value-type="float">
            <text:p>0.005639</text:p>
          </table:table-cell>
          <table:table-cell table:style-name="ce3" table:formula="of:=[.L38]/[.O38]" office:value-type="float" office:value="12.2339067210498" calcext:value-type="float">
            <text:p>12.233906721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0.019323" calcext:value-type="float">
            <text:p>0.019323</text:p>
          </table:table-cell>
          <table:table-cell table:style-name="ce3" office:value-type="float" office:value="0.002415" calcext:value-type="float">
            <text:p>0.002415</text:p>
          </table:table-cell>
          <table:table-cell table:formula="of:=[.C39]/[.D39]" office:value-type="float" office:value="8.00124223602485" calcext:value-type="float">
            <text:p>8.001242236</text:p>
          </table:table-cell>
          <table:table-cell table:style-name="ce3" office:value-type="float" office:value="0.002219" calcext:value-type="float">
            <text:p>0.002219</text:p>
          </table:table-cell>
          <table:table-cell table:style-name="ce3" table:formula="of:=[.C39]/[.F39]" office:value-type="float" office:value="8.70797656602073" calcext:value-type="float">
            <text:p>8.707976566</text:p>
          </table:table-cell>
          <table:table-cell table:style-name="ce3" table:number-columns-repeated="2"/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0.069818" calcext:value-type="float">
            <text:p>0.069818</text:p>
          </table:table-cell>
          <table:table-cell table:style-name="ce3" office:value-type="float" office:value="0.005899" calcext:value-type="float">
            <text:p>0.005899</text:p>
          </table:table-cell>
          <table:table-cell table:formula="of:=[.L39]/[.M39]" office:value-type="float" office:value="11.8355653500593" calcext:value-type="float">
            <text:p>11.8355653501</text:p>
          </table:table-cell>
          <table:table-cell table:style-name="ce3" office:value-type="float" office:value="0.005566" calcext:value-type="float">
            <text:p>0.005566</text:p>
          </table:table-cell>
          <table:table-cell table:style-name="ce3" table:formula="of:=[.L39]/[.O39]" office:value-type="float" office:value="12.5436579231046" calcext:value-type="float">
            <text:p>12.5436579231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019011" calcext:value-type="float">
            <text:p>0.019011</text:p>
          </table:table-cell>
          <table:table-cell table:style-name="ce3" office:value-type="float" office:value="0.002613" calcext:value-type="float">
            <text:p>0.002613</text:p>
          </table:table-cell>
          <table:table-cell table:formula="of:=[.C40]/[.D40]" office:value-type="float" office:value="7.27554535017222" calcext:value-type="float">
            <text:p>7.2755453502</text:p>
          </table:table-cell>
          <table:table-cell table:style-name="ce3" office:value-type="float" office:value="0.002253" calcext:value-type="float">
            <text:p>0.002253</text:p>
          </table:table-cell>
          <table:table-cell table:style-name="ce3" table:formula="of:=[.C40]/[.F40]" office:value-type="float" office:value="8.43808255659121" calcext:value-type="float">
            <text:p>8.4380825566</text:p>
          </table:table-cell>
          <table:table-cell table:style-name="ce3" table:number-columns-repeated="2"/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070023" calcext:value-type="float">
            <text:p>0.070023</text:p>
          </table:table-cell>
          <table:table-cell table:style-name="ce3" office:value-type="float" office:value="0.005532" calcext:value-type="float">
            <text:p>0.005532</text:p>
          </table:table-cell>
          <table:table-cell table:formula="of:=[.L40]/[.M40]" office:value-type="float" office:value="12.6578091106291" calcext:value-type="float">
            <text:p>12.6578091106</text:p>
          </table:table-cell>
          <table:table-cell table:style-name="ce3" office:value-type="float" office:value="0.005568" calcext:value-type="float">
            <text:p>0.005568</text:p>
          </table:table-cell>
          <table:table-cell table:style-name="ce3" table:formula="of:=[.L40]/[.O40]" office:value-type="float" office:value="12.5759698275862" calcext:value-type="float">
            <text:p>12.5759698276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0.019637" calcext:value-type="float">
            <text:p>0.019637</text:p>
          </table:table-cell>
          <table:table-cell office:value-type="float" office:value="0.002535" calcext:value-type="float">
            <text:p>0.002535</text:p>
          </table:table-cell>
          <table:table-cell table:formula="of:=[.C41]/[.D41]" office:value-type="float" office:value="7.74635108481262" calcext:value-type="float">
            <text:p>7.7463510848</text:p>
          </table:table-cell>
          <table:table-cell table:style-name="ce3" office:value-type="float" office:value="0.002219" calcext:value-type="float">
            <text:p>0.002219</text:p>
          </table:table-cell>
          <table:table-cell table:style-name="ce3" table:formula="of:=[.C41]/[.F41]" office:value-type="float" office:value="8.84948174853538" calcext:value-type="float">
            <text:p>8.8494817485</text:p>
          </table:table-cell>
          <table:table-cell table:style-name="ce3" table:number-columns-repeated="2"/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0.069241" calcext:value-type="float">
            <text:p>0.069241</text:p>
          </table:table-cell>
          <table:table-cell office:value-type="float" office:value="0.00591" calcext:value-type="float">
            <text:p>0.00591</text:p>
          </table:table-cell>
          <table:table-cell table:formula="of:=[.L41]/[.M41]" office:value-type="float" office:value="11.7159052453469" calcext:value-type="float">
            <text:p>11.7159052453</text:p>
          </table:table-cell>
          <table:table-cell table:style-name="ce3" office:value-type="float" office:value="0.005596" calcext:value-type="float">
            <text:p>0.005596</text:p>
          </table:table-cell>
          <table:table-cell table:style-name="ce3" table:formula="of:=[.L41]/[.O41]" office:value-type="float" office:value="12.3733023588277" calcext:value-type="float">
            <text:p>12.3733023588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019052" calcext:value-type="float">
            <text:p>0.019052</text:p>
          </table:table-cell>
          <table:table-cell table:style-name="ce3" office:value-type="float" office:value="0.00251" calcext:value-type="float">
            <text:p>0.00251</text:p>
          </table:table-cell>
          <table:table-cell table:formula="of:=[.C42]/[.D42]" office:value-type="float" office:value="7.59043824701195" calcext:value-type="float">
            <text:p>7.590438247</text:p>
          </table:table-cell>
          <table:table-cell table:style-name="ce3" office:value-type="float" office:value="0.002199" calcext:value-type="float">
            <text:p>0.002199</text:p>
          </table:table-cell>
          <table:table-cell table:style-name="ce3" table:formula="of:=[.C42]/[.F42]" office:value-type="float" office:value="8.66393815370623" calcext:value-type="float">
            <text:p>8.6639381537</text:p>
          </table:table-cell>
          <table:table-cell table:style-name="ce3" table:number-columns-repeated="2"/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061591" calcext:value-type="float">
            <text:p>0.061591</text:p>
          </table:table-cell>
          <table:table-cell table:style-name="ce3" office:value-type="float" office:value="0.005814" calcext:value-type="float">
            <text:p>0.005814</text:p>
          </table:table-cell>
          <table:table-cell table:formula="of:=[.L42]/[.M42]" office:value-type="float" office:value="10.593567251462" calcext:value-type="float">
            <text:p>10.5935672515</text:p>
          </table:table-cell>
          <table:table-cell table:style-name="ce3" office:value-type="float" office:value="0.005391" calcext:value-type="float">
            <text:p>0.005391</text:p>
          </table:table-cell>
          <table:table-cell table:style-name="ce3" table:formula="of:=[.L42]/[.O42]" office:value-type="float" office:value="11.4247820441477" calcext:value-type="float">
            <text:p>11.4247820441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0.01901" calcext:value-type="float">
            <text:p>0.01901</text:p>
          </table:table-cell>
          <table:table-cell table:style-name="ce3" office:value-type="float" office:value="0.00252" calcext:value-type="float">
            <text:p>0.00252</text:p>
          </table:table-cell>
          <table:table-cell table:formula="of:=[.C43]/[.D43]" office:value-type="float" office:value="7.54365079365079" calcext:value-type="float">
            <text:p>7.5436507937</text:p>
          </table:table-cell>
          <table:table-cell table:style-name="ce3" office:value-type="float" office:value="0.002221" calcext:value-type="float">
            <text:p>0.002221</text:p>
          </table:table-cell>
          <table:table-cell table:style-name="ce3" table:formula="of:=[.C43]/[.F43]" office:value-type="float" office:value="8.55920756416029" calcext:value-type="float">
            <text:p>8.5592075642</text:p>
          </table:table-cell>
          <table:table-cell table:style-name="ce3" table:number-columns-repeated="2"/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0.067989" calcext:value-type="float">
            <text:p>0.067989</text:p>
          </table:table-cell>
          <table:table-cell table:style-name="ce3" office:value-type="float" office:value="0.005665" calcext:value-type="float">
            <text:p>0.005665</text:p>
          </table:table-cell>
          <table:table-cell table:formula="of:=[.L43]/[.M43]" office:value-type="float" office:value="12.0015887025596" calcext:value-type="float">
            <text:p>12.0015887026</text:p>
          </table:table-cell>
          <table:table-cell table:style-name="ce3" office:value-type="float" office:value="0.005573" calcext:value-type="float">
            <text:p>0.005573</text:p>
          </table:table-cell>
          <table:table-cell table:style-name="ce3" table:formula="of:=[.L43]/[.O43]" office:value-type="float" office:value="12.1997129014893" calcext:value-type="float">
            <text:p>12.1997129015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019126" calcext:value-type="float">
            <text:p>0.019126</text:p>
          </table:table-cell>
          <table:table-cell table:style-name="ce3" office:value-type="float" office:value="0.002483" calcext:value-type="float">
            <text:p>0.002483</text:p>
          </table:table-cell>
          <table:table-cell table:formula="of:=[.C44]/[.D44]" office:value-type="float" office:value="7.70277889649617" calcext:value-type="float">
            <text:p>7.7027788965</text:p>
          </table:table-cell>
          <table:table-cell table:style-name="ce3" office:value-type="float" office:value="0.002208" calcext:value-type="float">
            <text:p>0.002208</text:p>
          </table:table-cell>
          <table:table-cell table:style-name="ce3" table:formula="of:=[.C44]/[.F44]" office:value-type="float" office:value="8.66213768115942" calcext:value-type="float">
            <text:p>8.6621376812</text:p>
          </table:table-cell>
          <table:table-cell table:style-name="ce3" table:number-columns-repeated="2"/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069832" calcext:value-type="float">
            <text:p>0.069832</text:p>
          </table:table-cell>
          <table:table-cell table:style-name="ce3" office:value-type="float" office:value="0.005709" calcext:value-type="float">
            <text:p>0.005709</text:p>
          </table:table-cell>
          <table:table-cell table:formula="of:=[.L44]/[.M44]" office:value-type="float" office:value="12.2319145209319" calcext:value-type="float">
            <text:p>12.2319145209</text:p>
          </table:table-cell>
          <table:table-cell table:style-name="ce3" office:value-type="float" office:value="0.005573" calcext:value-type="float">
            <text:p>0.005573</text:p>
          </table:table-cell>
          <table:table-cell table:style-name="ce3" table:formula="of:=[.L44]/[.O44]" office:value-type="float" office:value="12.5304144984748" calcext:value-type="float">
            <text:p>12.5304144985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4" office:value-type="float" office:value="0.019313" calcext:value-type="float">
            <text:p>1.93E-002</text:p>
          </table:table-cell>
          <table:table-cell table:style-name="ce3" office:value-type="float" office:value="0.002479" calcext:value-type="float">
            <text:p>0.002479</text:p>
          </table:table-cell>
          <table:table-cell table:formula="of:=[.C45]/[.D45]" office:value-type="float" office:value="7.79064138765631" calcext:value-type="float">
            <text:p>7.7906413877</text:p>
          </table:table-cell>
          <table:table-cell table:style-name="ce3" office:value-type="float" office:value="0.002217" calcext:value-type="float">
            <text:p>0.002217</text:p>
          </table:table-cell>
          <table:table-cell table:style-name="ce3" table:formula="of:=[.C45]/[.F45]" office:value-type="float" office:value="8.71132160577357" calcext:value-type="float">
            <text:p>8.7113216058</text:p>
          </table:table-cell>
          <table:table-cell table:style-name="ce3" table:number-columns-repeated="2"/>
          <table:table-cell/>
          <table:table-cell table:style-name="ce3" office:value-type="float" office:value="15" calcext:value-type="float">
            <text:p>15</text:p>
          </table:table-cell>
          <table:table-cell table:style-name="ce4" office:value-type="float" office:value="0.069593" calcext:value-type="float">
            <text:p>6.96E-002</text:p>
          </table:table-cell>
          <table:table-cell table:style-name="ce3" office:value-type="float" office:value="0.005838" calcext:value-type="float">
            <text:p>0.005838</text:p>
          </table:table-cell>
          <table:table-cell table:formula="of:=[.L45]/[.M45]" office:value-type="float" office:value="11.9206920178143" calcext:value-type="float">
            <text:p>11.9206920178</text:p>
          </table:table-cell>
          <table:table-cell table:style-name="ce3" office:value-type="float" office:value="0.005648" calcext:value-type="float">
            <text:p>0.005648</text:p>
          </table:table-cell>
          <table:table-cell table:style-name="ce3" table:formula="of:=[.L45]/[.O45]" office:value-type="float" office:value="12.3217067988669" calcext:value-type="float">
            <text:p>12.3217067989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.019734" calcext:value-type="float">
            <text:p>0.019734</text:p>
          </table:table-cell>
          <table:table-cell table:style-name="ce3" office:value-type="float" office:value="0.002488" calcext:value-type="float">
            <text:p>0.002488</text:p>
          </table:table-cell>
          <table:table-cell table:formula="of:=[.C46]/[.D46]" office:value-type="float" office:value="7.93167202572347" calcext:value-type="float">
            <text:p>7.9316720257</text:p>
          </table:table-cell>
          <table:table-cell table:style-name="ce3" office:value-type="float" office:value="0.002223" calcext:value-type="float">
            <text:p>0.002223</text:p>
          </table:table-cell>
          <table:table-cell table:style-name="ce3" table:formula="of:=[.C46]/[.F46]" office:value-type="float" office:value="8.87719298245614" calcext:value-type="float">
            <text:p>8.8771929825</text:p>
          </table:table-cell>
          <table:table-cell table:style-name="ce3" table:number-columns-repeated="2"/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.071361" calcext:value-type="float">
            <text:p>0.071361</text:p>
          </table:table-cell>
          <table:table-cell table:style-name="ce3" office:value-type="float" office:value="0.005858" calcext:value-type="float">
            <text:p>0.005858</text:p>
          </table:table-cell>
          <table:table-cell table:formula="of:=[.L46]/[.M46]" office:value-type="float" office:value="12.1818026630249" calcext:value-type="float">
            <text:p>12.181802663</text:p>
          </table:table-cell>
          <table:table-cell table:style-name="ce3" office:value-type="float" office:value="0.005295" calcext:value-type="float">
            <text:p>0.005295</text:p>
          </table:table-cell>
          <table:table-cell table:style-name="ce3" table:formula="of:=[.L46]/[.O46]" office:value-type="float" office:value="13.4770538243626" calcext:value-type="float">
            <text:p>13.4770538244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style-name="ce4" office:value-type="float" office:value="0.018349" calcext:value-type="float">
            <text:p>1.83E-002</text:p>
          </table:table-cell>
          <table:table-cell table:style-name="ce3" office:value-type="float" office:value="0.002497" calcext:value-type="float">
            <text:p>0.002497</text:p>
          </table:table-cell>
          <table:table-cell table:formula="of:=[.C47]/[.D47]" office:value-type="float" office:value="7.34841810172207" calcext:value-type="float">
            <text:p>7.3484181017</text:p>
          </table:table-cell>
          <table:table-cell table:style-name="ce3" office:value-type="float" office:value="0.002222" calcext:value-type="float">
            <text:p>0.002222</text:p>
          </table:table-cell>
          <table:table-cell table:style-name="ce3" table:formula="of:=[.C47]/[.F47]" office:value-type="float" office:value="8.25787578757876" calcext:value-type="float">
            <text:p>8.2578757876</text:p>
          </table:table-cell>
          <table:table-cell table:style-name="ce3" table:number-columns-repeated="2"/>
          <table:table-cell/>
          <table:table-cell table:style-name="ce3" office:value-type="float" office:value="17" calcext:value-type="float">
            <text:p>17</text:p>
          </table:table-cell>
          <table:table-cell table:style-name="ce4" office:value-type="float" office:value="0.069572" calcext:value-type="float">
            <text:p>6.96E-002</text:p>
          </table:table-cell>
          <table:table-cell table:style-name="ce3" office:value-type="float" office:value="0.005877" calcext:value-type="float">
            <text:p>0.005877</text:p>
          </table:table-cell>
          <table:table-cell table:formula="of:=[.L47]/[.M47]" office:value-type="float" office:value="11.8380125914582" calcext:value-type="float">
            <text:p>11.8380125915</text:p>
          </table:table-cell>
          <table:table-cell table:style-name="ce3" office:value-type="float" office:value="0.005659" calcext:value-type="float">
            <text:p>0.005659</text:p>
          </table:table-cell>
          <table:table-cell table:style-name="ce3" table:formula="of:=[.L47]/[.O47]" office:value-type="float" office:value="12.2940448842552" calcext:value-type="float">
            <text:p>12.2940448843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0.018365" calcext:value-type="float">
            <text:p>0.018365</text:p>
          </table:table-cell>
          <table:table-cell table:style-name="ce3" office:value-type="float" office:value="0.002463" calcext:value-type="float">
            <text:p>0.002463</text:p>
          </table:table-cell>
          <table:table-cell table:formula="of:=[.C48]/[.D48]" office:value-type="float" office:value="7.45635403978888" calcext:value-type="float">
            <text:p>7.4563540398</text:p>
          </table:table-cell>
          <table:table-cell table:style-name="ce3" office:value-type="float" office:value="0.002176" calcext:value-type="float">
            <text:p>0.002176</text:p>
          </table:table-cell>
          <table:table-cell table:style-name="ce3" table:formula="of:=[.C48]/[.F48]" office:value-type="float" office:value="8.43979779411765" calcext:value-type="float">
            <text:p>8.4397977941</text:p>
          </table:table-cell>
          <table:table-cell table:style-name="ce3" table:number-columns-repeated="2"/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0.069843" calcext:value-type="float">
            <text:p>0.069843</text:p>
          </table:table-cell>
          <table:table-cell table:style-name="ce3" office:value-type="float" office:value="0.005867" calcext:value-type="float">
            <text:p>0.005867</text:p>
          </table:table-cell>
          <table:table-cell table:formula="of:=[.L48]/[.M48]" office:value-type="float" office:value="11.9043804329299" calcext:value-type="float">
            <text:p>11.9043804329</text:p>
          </table:table-cell>
          <table:table-cell table:style-name="ce3" office:value-type="float" office:value="0.005592" calcext:value-type="float">
            <text:p>0.005592</text:p>
          </table:table-cell>
          <table:table-cell table:style-name="ce3" table:formula="of:=[.L48]/[.O48]" office:value-type="float" office:value="12.4898068669528" calcext:value-type="float">
            <text:p>12.489806867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table:style-name="ce4" office:value-type="float" office:value="0.019409" calcext:value-type="float">
            <text:p>1.94E-002</text:p>
          </table:table-cell>
          <table:table-cell table:style-name="ce3" office:value-type="float" office:value="0.002459" calcext:value-type="float">
            <text:p>0.002459</text:p>
          </table:table-cell>
          <table:table-cell table:formula="of:=[.C49]/[.D49]" office:value-type="float" office:value="7.89304595363969" calcext:value-type="float">
            <text:p>7.8930459536</text:p>
          </table:table-cell>
          <table:table-cell table:style-name="ce3" office:value-type="float" office:value="0.002201" calcext:value-type="float">
            <text:p>0.002201</text:p>
          </table:table-cell>
          <table:table-cell table:style-name="ce3" table:formula="of:=[.C49]/[.F49]" office:value-type="float" office:value="8.81826442526125" calcext:value-type="float">
            <text:p>8.8182644253</text:p>
          </table:table-cell>
          <table:table-cell table:style-name="ce3" table:number-columns-repeated="2"/>
          <table:table-cell/>
          <table:table-cell table:style-name="ce3" office:value-type="float" office:value="19" calcext:value-type="float">
            <text:p>19</text:p>
          </table:table-cell>
          <table:table-cell table:style-name="ce4" office:value-type="float" office:value="0.069299" calcext:value-type="float">
            <text:p>6.93E-002</text:p>
          </table:table-cell>
          <table:table-cell table:style-name="ce3" office:value-type="float" office:value="0.005911" calcext:value-type="float">
            <text:p>0.005911</text:p>
          </table:table-cell>
          <table:table-cell table:formula="of:=[.L49]/[.M49]" office:value-type="float" office:value="11.7237354085603" calcext:value-type="float">
            <text:p>11.7237354086</text:p>
          </table:table-cell>
          <table:table-cell table:style-name="ce3" office:value-type="float" office:value="0.005577" calcext:value-type="float">
            <text:p>0.005577</text:p>
          </table:table-cell>
          <table:table-cell table:style-name="ce3" table:formula="of:=[.L49]/[.O49]" office:value-type="float" office:value="12.425856195087" calcext:value-type="float">
            <text:p>12.4258561951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018753" calcext:value-type="float">
            <text:p>0.018753</text:p>
          </table:table-cell>
          <table:table-cell table:style-name="ce3" office:value-type="float" office:value="0.002296" calcext:value-type="float">
            <text:p>0.002296</text:p>
          </table:table-cell>
          <table:table-cell table:formula="of:=[.C50]/[.D50]" office:value-type="float" office:value="8.16768292682927" calcext:value-type="float">
            <text:p>8.1676829268</text:p>
          </table:table-cell>
          <table:table-cell table:style-name="ce3" office:value-type="float" office:value="0.002197" calcext:value-type="float">
            <text:p>0.002197</text:p>
          </table:table-cell>
          <table:table-cell table:style-name="ce3" table:formula="of:=[.C50]/[.F50]" office:value-type="float" office:value="8.5357305416477" calcext:value-type="float">
            <text:p>8.5357305416</text:p>
          </table:table-cell>
          <table:table-cell table:style-name="ce3" table:number-columns-repeated="2"/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069753" calcext:value-type="float">
            <text:p>0.069753</text:p>
          </table:table-cell>
          <table:table-cell table:style-name="ce3" office:value-type="float" office:value="0.005824" calcext:value-type="float">
            <text:p>0.005824</text:p>
          </table:table-cell>
          <table:table-cell table:formula="of:=[.L50]/[.M50]" office:value-type="float" office:value="11.9768200549451" calcext:value-type="float">
            <text:p>11.9768200549</text:p>
          </table:table-cell>
          <table:table-cell table:style-name="ce3" office:value-type="float" office:value="0.005552" calcext:value-type="float">
            <text:p>0.005552</text:p>
          </table:table-cell>
          <table:table-cell table:style-name="ce3" table:formula="of:=[.L50]/[.O50]" office:value-type="float" office:value="12.5635806916427" calcext:value-type="float">
            <text:p>12.5635806916</text:p>
          </table:table-cell>
          <table:table-cell table:style-name="ce3" table:number-columns-repeated="2"/>
        </table:table-row>
        <table:table-row table:style-name="ro1">
          <table:table-cell/>
          <table:table-cell office:value-type="string" calcext:value-type="string">
            <text:p>Promedio</text:p>
          </table:table-cell>
          <table:table-cell table:formula="of:=SUM([.C31:.C50])/20" office:value-type="float" office:value="0.0194693" calcext:value-type="float">
            <text:p>0.0194693</text:p>
          </table:table-cell>
          <table:table-cell table:formula="of:=SUM([.D31:.D50])/20" office:value-type="float" office:value="0.00343164" calcext:value-type="float">
            <text:p>0.00343164</text:p>
          </table:table-cell>
          <table:table-cell table:formula="of:=SUM([.E31:.E50])/20" office:value-type="float" office:value="7.47138252643451" calcext:value-type="float">
            <text:p>7.4713825264</text:p>
          </table:table-cell>
          <table:table-cell table:formula="of:=SUM([.F31:.F50])/20" office:value-type="float" office:value="0.0022091" calcext:value-type="float">
            <text:p>0.0022091</text:p>
          </table:table-cell>
          <table:table-cell table:formula="of:=SUM([.G31:.G50])/20" office:value-type="float" office:value="8.81365088957577" calcext:value-type="float">
            <text:p>8.8136508896</text:p>
          </table:table-cell>
          <table:table-cell table:formula="of:=SUM([.H31:.H50])/20" office:value-type="float" office:value="0" calcext:value-type="float">
            <text:p>0</text:p>
          </table:table-cell>
          <table:table-cell table:formula="of:=SUM([.I31:.I50])/20" office:value-type="float" office:value="0" calcext:value-type="float">
            <text:p>0</text:p>
          </table:table-cell>
          <table:table-cell/>
          <table:table-cell office:value-type="string" calcext:value-type="string">
            <text:p>Promedio</text:p>
          </table:table-cell>
          <table:table-cell table:formula="of:=SUM([.L31:.L50])/20" office:value-type="float" office:value="0.0696521" calcext:value-type="float">
            <text:p>0.0696521</text:p>
          </table:table-cell>
          <table:table-cell table:formula="of:=SUM([.M31:.M50])/20" office:value-type="float" office:value="0.006589525" calcext:value-type="float">
            <text:p>0.006589525</text:p>
          </table:table-cell>
          <table:table-cell table:formula="of:=SUM([.N31:.N50])/20" office:value-type="float" office:value="11.4456602986796" calcext:value-type="float">
            <text:p>11.4456602987</text:p>
          </table:table-cell>
          <table:table-cell table:formula="of:=SUM([.O31:.O50])/20" office:value-type="float" office:value="0.00557305" calcext:value-type="float">
            <text:p>0.00557305</text:p>
          </table:table-cell>
          <table:table-cell table:formula="of:=SUM([.P31:.P50])/20" office:value-type="float" office:value="12.4992768813226" calcext:value-type="float">
            <text:p>12.4992768813</text:p>
          </table:table-cell>
          <table:table-cell table:formula="of:=SUM([.Q31:.Q50])/20" office:value-type="float" office:value="0" calcext:value-type="float">
            <text:p>0</text:p>
          </table:table-cell>
          <table:table-cell table:formula="of:=SUM([.R31:.R50])/20" office:value-type="float" office:value="0" calcext:value-type="float">
            <text:p>0</text:p>
          </table:table-cell>
        </table:table-row>
        <table:table-row table:style-name="ro2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at 5</text:p>
          </table:table-cell>
          <table:table-cell table:number-columns-repeated="8"/>
          <table:table-cell table:style-name="ce1" office:value-type="string" calcext:value-type="string">
            <text:p>Cat 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Blocksize=32</text:p>
          </table:table-cell>
          <table:table-cell table:style-name="ce1" office:value-type="string" calcext:value-type="string">
            <text:p>Mask_Size=3</text:p>
          </table:table-cell>
          <table:table-cell table:number-columns-repeated="7"/>
          <table:table-cell table:style-name="ce1" office:value-type="string" calcext:value-type="string">
            <text:p>Blocksize=32</text:p>
          </table:table-cell>
          <table:table-cell table:style-name="ce1" office:value-type="string" calcext:value-type="string">
            <text:p>Mask_Size=3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ecuencial</text:p>
          </table:table-cell>
          <table:table-cell table:style-name="ce2" office:value-type="string" calcext:value-type="string">
            <text:p>Memoria Global</text:p>
          </table:table-cell>
          <table:table-cell table:style-name="ce2" office:value-type="string" calcext:value-type="string">
            <text:p>Aceleración MG</text:p>
          </table:table-cell>
          <table:table-cell table:style-name="ce2" office:value-type="string" calcext:value-type="string">
            <text:p>Memoria Constante</text:p>
          </table:table-cell>
          <table:table-cell table:style-name="ce2" office:value-type="string" calcext:value-type="string">
            <text:p>Aceleración MC</text:p>
          </table:table-cell>
          <table:table-cell table:style-name="ce2" office:value-type="string" calcext:value-type="string">
            <text:p>Memoria Compartida</text:p>
          </table:table-cell>
          <table:table-cell table:style-name="ce2" office:value-type="string" calcext:value-type="string">
            <text:p>Aceleración Compartida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ecuencial</text:p>
          </table:table-cell>
          <table:table-cell table:style-name="ce2" office:value-type="string" calcext:value-type="string">
            <text:p>Memoria Global</text:p>
          </table:table-cell>
          <table:table-cell table:style-name="ce2" office:value-type="string" calcext:value-type="string">
            <text:p>Aceleración MG</text:p>
          </table:table-cell>
          <table:table-cell table:style-name="ce2" office:value-type="string" calcext:value-type="string">
            <text:p>Memoria Constante</text:p>
          </table:table-cell>
          <table:table-cell table:style-name="ce2" office:value-type="string" calcext:value-type="string">
            <text:p>Aceleración MC</text:p>
          </table:table-cell>
          <table:table-cell table:style-name="ce2" office:value-type="string" calcext:value-type="string">
            <text:p>Memoria Compartida</text:p>
          </table:table-cell>
          <table:table-cell table:style-name="ce2" office:value-type="string" calcext:value-type="string">
            <text:p>Aceleración Compartida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390655" calcext:value-type="float">
            <text:p>0.390655</text:p>
          </table:table-cell>
          <table:table-cell office:value-type="float" office:value="0.0333268" calcext:value-type="float">
            <text:p>0.0333268</text:p>
          </table:table-cell>
          <table:table-cell table:formula="of:=[.C57]/[.D57]" office:value-type="float" office:value="11.7219475017103" calcext:value-type="float">
            <text:p>11.7219475017</text:p>
          </table:table-cell>
          <table:table-cell table:style-name="ce3" office:value-type="float" office:value="0.025372" calcext:value-type="float">
            <text:p>0.025372</text:p>
          </table:table-cell>
          <table:table-cell table:style-name="ce3" table:formula="of:=[.C57]/[.F57]" office:value-type="float" office:value="15.3970912817279" calcext:value-type="float">
            <text:p>15.3970912817</text:p>
          </table:table-cell>
          <table:table-cell table:style-name="ce3" table:number-columns-repeated="2"/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287559" calcext:value-type="float">
            <text:p>0.287559</text:p>
          </table:table-cell>
          <table:table-cell office:value-type="float" office:value="0.0330794" calcext:value-type="float">
            <text:p>0.0330794</text:p>
          </table:table-cell>
          <table:table-cell table:formula="of:=[.L57]/[.M57]" office:value-type="float" office:value="8.692993222368" calcext:value-type="float">
            <text:p>8.6929932224</text:p>
          </table:table-cell>
          <table:table-cell table:style-name="ce3" office:value-type="float" office:value="0.018743" calcext:value-type="float">
            <text:p>0.018743</text:p>
          </table:table-cell>
          <table:table-cell table:style-name="ce3" table:formula="of:=[.L57]/[.O57]" office:value-type="float" office:value="15.3422077575628" calcext:value-type="float">
            <text:p>15.3422077576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0.383434" calcext:value-type="float">
            <text:p>0.383434</text:p>
          </table:table-cell>
          <table:table-cell table:style-name="ce3" office:value-type="float" office:value="0.025591" calcext:value-type="float">
            <text:p>0.025591</text:p>
          </table:table-cell>
          <table:table-cell table:formula="of:=[.C58]/[.D58]" office:value-type="float" office:value="14.9831581415341" calcext:value-type="float">
            <text:p>14.9831581415</text:p>
          </table:table-cell>
          <table:table-cell table:style-name="ce3" office:value-type="float" office:value="0.02538" calcext:value-type="float">
            <text:p>0.02538</text:p>
          </table:table-cell>
          <table:table-cell table:style-name="ce3" table:formula="of:=[.C58]/[.F58]" office:value-type="float" office:value="15.1077226162333" calcext:value-type="float">
            <text:p>15.1077226162</text:p>
          </table:table-cell>
          <table:table-cell table:style-name="ce3" table:number-columns-repeated="2"/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0.282198" calcext:value-type="float">
            <text:p>0.282198</text:p>
          </table:table-cell>
          <table:table-cell table:style-name="ce3" office:value-type="float" office:value="0.018885" calcext:value-type="float">
            <text:p>0.018885</text:p>
          </table:table-cell>
          <table:table-cell table:formula="of:=[.L58]/[.M58]" office:value-type="float" office:value="14.9429706115965" calcext:value-type="float">
            <text:p>14.9429706116</text:p>
          </table:table-cell>
          <table:table-cell table:style-name="ce3" office:value-type="float" office:value="0.018651" calcext:value-type="float">
            <text:p>0.018651</text:p>
          </table:table-cell>
          <table:table-cell table:style-name="ce3" table:formula="of:=[.L58]/[.O58]" office:value-type="float" office:value="15.130448769503" calcext:value-type="float">
            <text:p>15.1304487695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.383873" calcext:value-type="float">
            <text:p>0.383873</text:p>
          </table:table-cell>
          <table:table-cell table:style-name="ce3" office:value-type="float" office:value="0.025732" calcext:value-type="float">
            <text:p>0.025732</text:p>
          </table:table-cell>
          <table:table-cell table:formula="of:=[.C59]/[.D59]" office:value-type="float" office:value="14.9181175190424" calcext:value-type="float">
            <text:p>14.918117519</text:p>
          </table:table-cell>
          <table:table-cell table:style-name="ce3" office:value-type="float" office:value="0.025454" calcext:value-type="float">
            <text:p>0.025454</text:p>
          </table:table-cell>
          <table:table-cell table:style-name="ce3" table:formula="of:=[.C59]/[.F59]" office:value-type="float" office:value="15.0810481653178" calcext:value-type="float">
            <text:p>15.0810481653</text:p>
          </table:table-cell>
          <table:table-cell table:style-name="ce3" table:number-columns-repeated="2"/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.282267" calcext:value-type="float">
            <text:p>0.282267</text:p>
          </table:table-cell>
          <table:table-cell table:style-name="ce3" office:value-type="float" office:value="0.018926" calcext:value-type="float">
            <text:p>0.018926</text:p>
          </table:table-cell>
          <table:table-cell table:formula="of:=[.L59]/[.M59]" office:value-type="float" office:value="14.9142449540315" calcext:value-type="float">
            <text:p>14.914244954</text:p>
          </table:table-cell>
          <table:table-cell table:style-name="ce3" office:value-type="float" office:value="0.018769" calcext:value-type="float">
            <text:p>0.018769</text:p>
          </table:table-cell>
          <table:table-cell table:style-name="ce3" table:formula="of:=[.L59]/[.O59]" office:value-type="float" office:value="15.0390004795141" calcext:value-type="float">
            <text:p>15.0390004795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0.382896" calcext:value-type="float">
            <text:p>0.382896</text:p>
          </table:table-cell>
          <table:table-cell table:style-name="ce3" office:value-type="float" office:value="0.025579" calcext:value-type="float">
            <text:p>0.025579</text:p>
          </table:table-cell>
          <table:table-cell table:formula="of:=[.C60]/[.D60]" office:value-type="float" office:value="14.969154384456" calcext:value-type="float">
            <text:p>14.9691543845</text:p>
          </table:table-cell>
          <table:table-cell table:style-name="ce3" office:value-type="float" office:value="0.025323" calcext:value-type="float">
            <text:p>0.025323</text:p>
          </table:table-cell>
          <table:table-cell table:style-name="ce3" table:formula="of:=[.C60]/[.F60]" office:value-type="float" office:value="15.1204833550527" calcext:value-type="float">
            <text:p>15.1204833551</text:p>
          </table:table-cell>
          <table:table-cell table:style-name="ce3" table:number-columns-repeated="2"/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0.281212" calcext:value-type="float">
            <text:p>0.281212</text:p>
          </table:table-cell>
          <table:table-cell table:style-name="ce3" office:value-type="float" office:value="0.018829" calcext:value-type="float">
            <text:p>0.018829</text:p>
          </table:table-cell>
          <table:table-cell table:formula="of:=[.L60]/[.M60]" office:value-type="float" office:value="14.9350470019651" calcext:value-type="float">
            <text:p>14.935047002</text:p>
          </table:table-cell>
          <table:table-cell table:style-name="ce3" office:value-type="float" office:value="0.018695" calcext:value-type="float">
            <text:p>0.018695</text:p>
          </table:table-cell>
          <table:table-cell table:style-name="ce3" table:formula="of:=[.L60]/[.O60]" office:value-type="float" office:value="15.0420968173308" calcext:value-type="float">
            <text:p>15.0420968173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.383049" calcext:value-type="float">
            <text:p>0.383049</text:p>
          </table:table-cell>
          <table:table-cell table:style-name="ce3" office:value-type="float" office:value="0.025568" calcext:value-type="float">
            <text:p>0.025568</text:p>
          </table:table-cell>
          <table:table-cell table:formula="of:=[.C61]/[.D61]" office:value-type="float" office:value="14.9815785356696" calcext:value-type="float">
            <text:p>14.9815785357</text:p>
          </table:table-cell>
          <table:table-cell table:style-name="ce3" office:value-type="float" office:value="0.025329" calcext:value-type="float">
            <text:p>0.025329</text:p>
          </table:table-cell>
          <table:table-cell table:style-name="ce3" table:formula="of:=[.C61]/[.F61]" office:value-type="float" office:value="15.1229420821983" calcext:value-type="float">
            <text:p>15.1229420822</text:p>
          </table:table-cell>
          <table:table-cell table:style-name="ce3" table:number-columns-repeated="2"/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.282617" calcext:value-type="float">
            <text:p>0.282617</text:p>
          </table:table-cell>
          <table:table-cell table:style-name="ce3" office:value-type="float" office:value="0.01894" calcext:value-type="float">
            <text:p>0.01894</text:p>
          </table:table-cell>
          <table:table-cell table:formula="of:=[.L61]/[.M61]" office:value-type="float" office:value="14.9217001055966" calcext:value-type="float">
            <text:p>14.9217001056</text:p>
          </table:table-cell>
          <table:table-cell table:style-name="ce3" office:value-type="float" office:value="0.018771" calcext:value-type="float">
            <text:p>0.018771</text:p>
          </table:table-cell>
          <table:table-cell table:style-name="ce3" table:formula="of:=[.L61]/[.O61]" office:value-type="float" office:value="15.0560438975015" calcext:value-type="float">
            <text:p>15.0560438975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0.37229" calcext:value-type="float">
            <text:p>0.37229</text:p>
          </table:table-cell>
          <table:table-cell table:style-name="ce3" office:value-type="float" office:value="0.024493" calcext:value-type="float">
            <text:p>0.024493</text:p>
          </table:table-cell>
          <table:table-cell table:formula="of:=[.C62]/[.D62]" office:value-type="float" office:value="15.19985301923" calcext:value-type="float">
            <text:p>15.1998530192</text:p>
          </table:table-cell>
          <table:table-cell table:style-name="ce3" office:value-type="float" office:value="0.026875" calcext:value-type="float">
            <text:p>0.026875</text:p>
          </table:table-cell>
          <table:table-cell table:style-name="ce3" table:formula="of:=[.C62]/[.F62]" office:value-type="float" office:value="13.8526511627907" calcext:value-type="float">
            <text:p>13.8526511628</text:p>
          </table:table-cell>
          <table:table-cell table:style-name="ce3" table:number-columns-repeated="2"/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0.280647" calcext:value-type="float">
            <text:p>0.280647</text:p>
          </table:table-cell>
          <table:table-cell table:style-name="ce3" office:value-type="float" office:value="0.018849" calcext:value-type="float">
            <text:p>0.018849</text:p>
          </table:table-cell>
          <table:table-cell table:formula="of:=[.L62]/[.M62]" office:value-type="float" office:value="14.8892248925672" calcext:value-type="float">
            <text:p>14.8892248926</text:p>
          </table:table-cell>
          <table:table-cell table:style-name="ce3" office:value-type="float" office:value="0.018631" calcext:value-type="float">
            <text:p>0.018631</text:p>
          </table:table-cell>
          <table:table-cell table:style-name="ce3" table:formula="of:=[.L62]/[.O62]" office:value-type="float" office:value="15.0634426493479" calcext:value-type="float">
            <text:p>15.0634426493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0.366422" calcext:value-type="float">
            <text:p>0.366422</text:p>
          </table:table-cell>
          <table:table-cell table:style-name="ce3" office:value-type="float" office:value="0.025754" calcext:value-type="float">
            <text:p>0.025754</text:p>
          </table:table-cell>
          <table:table-cell table:formula="of:=[.C63]/[.D63]" office:value-type="float" office:value="14.2277704434263" calcext:value-type="float">
            <text:p>14.2277704434</text:p>
          </table:table-cell>
          <table:table-cell table:style-name="ce3" office:value-type="float" office:value="0.02546" calcext:value-type="float">
            <text:p>0.02546</text:p>
          </table:table-cell>
          <table:table-cell table:style-name="ce3" table:formula="of:=[.C63]/[.F63]" office:value-type="float" office:value="14.3920659858602" calcext:value-type="float">
            <text:p>14.3920659859</text:p>
          </table:table-cell>
          <table:table-cell table:style-name="ce3" table:number-columns-repeated="2"/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0.281707" calcext:value-type="float">
            <text:p>0.281707</text:p>
          </table:table-cell>
          <table:table-cell table:style-name="ce3" office:value-type="float" office:value="0.018844" calcext:value-type="float">
            <text:p>0.018844</text:p>
          </table:table-cell>
          <table:table-cell table:formula="of:=[.L63]/[.M63]" office:value-type="float" office:value="14.9494268732753" calcext:value-type="float">
            <text:p>14.9494268733</text:p>
          </table:table-cell>
          <table:table-cell table:style-name="ce3" office:value-type="float" office:value="0.018849" calcext:value-type="float">
            <text:p>0.018849</text:p>
          </table:table-cell>
          <table:table-cell table:style-name="ce3" table:formula="of:=[.L63]/[.O63]" office:value-type="float" office:value="14.9454612976816" calcext:value-type="float">
            <text:p>14.9454612977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4" office:value-type="float" office:value="0.367709" calcext:value-type="float">
            <text:p>3.68E-001</text:p>
          </table:table-cell>
          <table:table-cell table:style-name="ce3" office:value-type="float" office:value="0.02526" calcext:value-type="float">
            <text:p>0.02526</text:p>
          </table:table-cell>
          <table:table-cell table:formula="of:=[.C64]/[.D64]" office:value-type="float" office:value="14.5569675376089" calcext:value-type="float">
            <text:p>14.5569675376</text:p>
          </table:table-cell>
          <table:table-cell table:style-name="ce3" office:value-type="float" office:value="0.025001" calcext:value-type="float">
            <text:p>0.025001</text:p>
          </table:table-cell>
          <table:table-cell table:style-name="ce3" table:formula="of:=[.C64]/[.F64]" office:value-type="float" office:value="14.7077716891324" calcext:value-type="float">
            <text:p>14.7077716891</text:p>
          </table:table-cell>
          <table:table-cell table:style-name="ce3" table:number-columns-repeated="2"/>
          <table:table-cell/>
          <table:table-cell table:style-name="ce3" office:value-type="float" office:value="8" calcext:value-type="float">
            <text:p>8</text:p>
          </table:table-cell>
          <table:table-cell table:style-name="ce4" office:value-type="float" office:value="0.282237" calcext:value-type="float">
            <text:p>2.82E-001</text:p>
          </table:table-cell>
          <table:table-cell table:style-name="ce3" office:value-type="float" office:value="0.018865" calcext:value-type="float">
            <text:p>0.018865</text:p>
          </table:table-cell>
          <table:table-cell table:formula="of:=[.L64]/[.M64]" office:value-type="float" office:value="14.9608799363901" calcext:value-type="float">
            <text:p>14.9608799364</text:p>
          </table:table-cell>
          <table:table-cell table:style-name="ce3" office:value-type="float" office:value="0.018638" calcext:value-type="float">
            <text:p>0.018638</text:p>
          </table:table-cell>
          <table:table-cell table:style-name="ce3" table:formula="of:=[.L64]/[.O64]" office:value-type="float" office:value="15.1430947526559" calcext:value-type="float">
            <text:p>15.1430947527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0.354387" calcext:value-type="float">
            <text:p>0.354387</text:p>
          </table:table-cell>
          <table:table-cell table:style-name="ce3" office:value-type="float" office:value="0.025608" calcext:value-type="float">
            <text:p>0.025608</text:p>
          </table:table-cell>
          <table:table-cell table:formula="of:=[.C65]/[.D65]" office:value-type="float" office:value="13.8389175257732" calcext:value-type="float">
            <text:p>13.8389175258</text:p>
          </table:table-cell>
          <table:table-cell table:style-name="ce3" office:value-type="float" office:value="0.025318" calcext:value-type="float">
            <text:p>0.025318</text:p>
          </table:table-cell>
          <table:table-cell table:style-name="ce3" table:formula="of:=[.C65]/[.F65]" office:value-type="float" office:value="13.9974326566079" calcext:value-type="float">
            <text:p>13.9974326566</text:p>
          </table:table-cell>
          <table:table-cell table:style-name="ce3" table:number-columns-repeated="2"/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0.280926" calcext:value-type="float">
            <text:p>0.280926</text:p>
          </table:table-cell>
          <table:table-cell table:style-name="ce3" office:value-type="float" office:value="0.018762" calcext:value-type="float">
            <text:p>0.018762</text:p>
          </table:table-cell>
          <table:table-cell table:formula="of:=[.L65]/[.M65]" office:value-type="float" office:value="14.973137192197" calcext:value-type="float">
            <text:p>14.9731371922</text:p>
          </table:table-cell>
          <table:table-cell table:style-name="ce3" office:value-type="float" office:value="0.018852" calcext:value-type="float">
            <text:p>0.018852</text:p>
          </table:table-cell>
          <table:table-cell table:style-name="ce3" table:formula="of:=[.L65]/[.O65]" office:value-type="float" office:value="14.9016549968173" calcext:value-type="float">
            <text:p>14.9016549968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385137" calcext:value-type="float">
            <text:p>0.385137</text:p>
          </table:table-cell>
          <table:table-cell table:style-name="ce3" office:value-type="float" office:value="0.026502" calcext:value-type="float">
            <text:p>0.026502</text:p>
          </table:table-cell>
          <table:table-cell table:formula="of:=[.C66]/[.D66]" office:value-type="float" office:value="14.5323749151007" calcext:value-type="float">
            <text:p>14.5323749151</text:p>
          </table:table-cell>
          <table:table-cell table:style-name="ce3" office:value-type="float" office:value="0.026128" calcext:value-type="float">
            <text:p>0.026128</text:p>
          </table:table-cell>
          <table:table-cell table:style-name="ce3" table:formula="of:=[.C66]/[.F66]" office:value-type="float" office:value="14.7403934476424" calcext:value-type="float">
            <text:p>14.7403934476</text:p>
          </table:table-cell>
          <table:table-cell table:style-name="ce3" table:number-columns-repeated="2"/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286464" calcext:value-type="float">
            <text:p>0.286464</text:p>
          </table:table-cell>
          <table:table-cell table:style-name="ce3" office:value-type="float" office:value="0.018885" calcext:value-type="float">
            <text:p>0.018885</text:p>
          </table:table-cell>
          <table:table-cell table:formula="of:=[.L66]/[.M66]" office:value-type="float" office:value="15.168864177919" calcext:value-type="float">
            <text:p>15.1688641779</text:p>
          </table:table-cell>
          <table:table-cell table:style-name="ce3" office:value-type="float" office:value="0.018636" calcext:value-type="float">
            <text:p>0.018636</text:p>
          </table:table-cell>
          <table:table-cell table:style-name="ce3" table:formula="of:=[.L66]/[.O66]" office:value-type="float" office:value="15.3715389568577" calcext:value-type="float">
            <text:p>15.3715389569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0.378812" calcext:value-type="float">
            <text:p>0.378812</text:p>
          </table:table-cell>
          <table:table-cell office:value-type="float" office:value="0.026596" calcext:value-type="float">
            <text:p>0.026596</text:p>
          </table:table-cell>
          <table:table-cell table:formula="of:=[.C67]/[.D67]" office:value-type="float" office:value="14.2431944653331" calcext:value-type="float">
            <text:p>14.2431944653</text:p>
          </table:table-cell>
          <table:table-cell table:style-name="ce3" office:value-type="float" office:value="0.026438" calcext:value-type="float">
            <text:p>0.026438</text:p>
          </table:table-cell>
          <table:table-cell table:style-name="ce3" table:formula="of:=[.C67]/[.F67]" office:value-type="float" office:value="14.3283153037295" calcext:value-type="float">
            <text:p>14.3283153037</text:p>
          </table:table-cell>
          <table:table-cell table:style-name="ce3" table:number-columns-repeated="2"/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0.282276" calcext:value-type="float">
            <text:p>0.282276</text:p>
          </table:table-cell>
          <table:table-cell office:value-type="float" office:value="0.018827" calcext:value-type="float">
            <text:p>0.018827</text:p>
          </table:table-cell>
          <table:table-cell table:formula="of:=[.L67]/[.M67]" office:value-type="float" office:value="14.993148138312" calcext:value-type="float">
            <text:p>14.9931481383</text:p>
          </table:table-cell>
          <table:table-cell table:style-name="ce3" office:value-type="float" office:value="0.018855" calcext:value-type="float">
            <text:p>0.018855</text:p>
          </table:table-cell>
          <table:table-cell table:style-name="ce3" table:formula="of:=[.L67]/[.O67]" office:value-type="float" office:value="14.9708830548926" calcext:value-type="float">
            <text:p>14.9708830549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380577" calcext:value-type="float">
            <text:p>0.380577</text:p>
          </table:table-cell>
          <table:table-cell table:style-name="ce3" office:value-type="float" office:value="0.025754" calcext:value-type="float">
            <text:p>0.025754</text:p>
          </table:table-cell>
          <table:table-cell table:formula="of:=[.C68]/[.D68]" office:value-type="float" office:value="14.7773938029044" calcext:value-type="float">
            <text:p>14.7773938029</text:p>
          </table:table-cell>
          <table:table-cell table:style-name="ce3" office:value-type="float" office:value="0.025328" calcext:value-type="float">
            <text:p>0.025328</text:p>
          </table:table-cell>
          <table:table-cell table:style-name="ce3" table:formula="of:=[.C68]/[.F68]" office:value-type="float" office:value="15.0259396715098" calcext:value-type="float">
            <text:p>15.0259396715</text:p>
          </table:table-cell>
          <table:table-cell table:style-name="ce3" table:number-columns-repeated="2"/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281782" calcext:value-type="float">
            <text:p>0.281782</text:p>
          </table:table-cell>
          <table:table-cell table:style-name="ce3" office:value-type="float" office:value="0.018908" calcext:value-type="float">
            <text:p>0.018908</text:p>
          </table:table-cell>
          <table:table-cell table:formula="of:=[.L68]/[.M68]" office:value-type="float" office:value="14.9027924687963" calcext:value-type="float">
            <text:p>14.9027924688</text:p>
          </table:table-cell>
          <table:table-cell table:style-name="ce3" office:value-type="float" office:value="0.018644" calcext:value-type="float">
            <text:p>0.018644</text:p>
          </table:table-cell>
          <table:table-cell table:style-name="ce3" table:formula="of:=[.L68]/[.O68]" office:value-type="float" office:value="15.1138167775156" calcext:value-type="float">
            <text:p>15.1138167775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0.384891" calcext:value-type="float">
            <text:p>0.384891</text:p>
          </table:table-cell>
          <table:table-cell table:style-name="ce3" office:value-type="float" office:value="0.025569" calcext:value-type="float">
            <text:p>0.025569</text:p>
          </table:table-cell>
          <table:table-cell table:formula="of:=[.C69]/[.D69]" office:value-type="float" office:value="15.0530329696116" calcext:value-type="float">
            <text:p>15.0530329696</text:p>
          </table:table-cell>
          <table:table-cell table:style-name="ce3" office:value-type="float" office:value="0.025362" calcext:value-type="float">
            <text:p>0.025362</text:p>
          </table:table-cell>
          <table:table-cell table:style-name="ce3" table:formula="of:=[.C69]/[.F69]" office:value-type="float" office:value="15.17589306837" calcext:value-type="float">
            <text:p>15.1758930684</text:p>
          </table:table-cell>
          <table:table-cell table:style-name="ce3" table:number-columns-repeated="2"/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0.280893" calcext:value-type="float">
            <text:p>0.280893</text:p>
          </table:table-cell>
          <table:table-cell table:style-name="ce3" office:value-type="float" office:value="0.018812" calcext:value-type="float">
            <text:p>0.018812</text:p>
          </table:table-cell>
          <table:table-cell table:formula="of:=[.L69]/[.M69]" office:value-type="float" office:value="14.9315862215607" calcext:value-type="float">
            <text:p>14.9315862216</text:p>
          </table:table-cell>
          <table:table-cell table:style-name="ce3" office:value-type="float" office:value="0.018961" calcext:value-type="float">
            <text:p>0.018961</text:p>
          </table:table-cell>
          <table:table-cell table:style-name="ce3" table:formula="of:=[.L69]/[.O69]" office:value-type="float" office:value="14.814250303254" calcext:value-type="float">
            <text:p>14.8142503033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384291" calcext:value-type="float">
            <text:p>0.384291</text:p>
          </table:table-cell>
          <table:table-cell table:style-name="ce3" office:value-type="float" office:value="0.025528" calcext:value-type="float">
            <text:p>0.025528</text:p>
          </table:table-cell>
          <table:table-cell table:formula="of:=[.C70]/[.D70]" office:value-type="float" office:value="15.0537057348794" calcext:value-type="float">
            <text:p>15.0537057349</text:p>
          </table:table-cell>
          <table:table-cell table:style-name="ce3" office:value-type="float" office:value="0.025365" calcext:value-type="float">
            <text:p>0.025365</text:p>
          </table:table-cell>
          <table:table-cell table:style-name="ce3" table:formula="of:=[.C70]/[.F70]" office:value-type="float" office:value="15.1504435245417" calcext:value-type="float">
            <text:p>15.1504435245</text:p>
          </table:table-cell>
          <table:table-cell table:style-name="ce3" table:number-columns-repeated="2"/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282204" calcext:value-type="float">
            <text:p>0.282204</text:p>
          </table:table-cell>
          <table:table-cell table:style-name="ce3" office:value-type="float" office:value="0.018809" calcext:value-type="float">
            <text:p>0.018809</text:p>
          </table:table-cell>
          <table:table-cell table:formula="of:=[.L70]/[.M70]" office:value-type="float" office:value="15.0036684565899" calcext:value-type="float">
            <text:p>15.0036684566</text:p>
          </table:table-cell>
          <table:table-cell table:style-name="ce3" office:value-type="float" office:value="0.018668" calcext:value-type="float">
            <text:p>0.018668</text:p>
          </table:table-cell>
          <table:table-cell table:style-name="ce3" table:formula="of:=[.L70]/[.O70]" office:value-type="float" office:value="15.116991643454" calcext:value-type="float">
            <text:p>15.1169916435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4" office:value-type="float" office:value="0.383355" calcext:value-type="float">
            <text:p>3.83E-001</text:p>
          </table:table-cell>
          <table:table-cell table:style-name="ce3" office:value-type="float" office:value="0.025604" calcext:value-type="float">
            <text:p>0.025604</text:p>
          </table:table-cell>
          <table:table-cell table:formula="of:=[.C71]/[.D71]" office:value-type="float" office:value="14.9724652398063" calcext:value-type="float">
            <text:p>14.9724652398</text:p>
          </table:table-cell>
          <table:table-cell table:style-name="ce3" office:value-type="float" office:value="0.024637" calcext:value-type="float">
            <text:p>0.024637</text:p>
          </table:table-cell>
          <table:table-cell table:style-name="ce3" table:formula="of:=[.C71]/[.F71]" office:value-type="float" office:value="15.5601331330925" calcext:value-type="float">
            <text:p>15.5601331331</text:p>
          </table:table-cell>
          <table:table-cell table:style-name="ce3" table:number-columns-repeated="2"/>
          <table:table-cell/>
          <table:table-cell table:style-name="ce3" office:value-type="float" office:value="15" calcext:value-type="float">
            <text:p>15</text:p>
          </table:table-cell>
          <table:table-cell table:style-name="ce4" office:value-type="float" office:value="0.281186" calcext:value-type="float">
            <text:p>2.81E-001</text:p>
          </table:table-cell>
          <table:table-cell table:style-name="ce3" office:value-type="float" office:value="0.018836" calcext:value-type="float">
            <text:p>0.018836</text:p>
          </table:table-cell>
          <table:table-cell table:formula="of:=[.L71]/[.M71]" office:value-type="float" office:value="14.928116372903" calcext:value-type="float">
            <text:p>14.9281163729</text:p>
          </table:table-cell>
          <table:table-cell table:style-name="ce3" office:value-type="float" office:value="0.019029" calcext:value-type="float">
            <text:p>0.019029</text:p>
          </table:table-cell>
          <table:table-cell table:style-name="ce3" table:formula="of:=[.L71]/[.O71]" office:value-type="float" office:value="14.7767092332755" calcext:value-type="float">
            <text:p>14.7767092333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.383329" calcext:value-type="float">
            <text:p>0.383329</text:p>
          </table:table-cell>
          <table:table-cell table:style-name="ce3" office:value-type="float" office:value="0.025645" calcext:value-type="float">
            <text:p>0.025645</text:p>
          </table:table-cell>
          <table:table-cell table:formula="of:=[.C72]/[.D72]" office:value-type="float" office:value="14.947514135309" calcext:value-type="float">
            <text:p>14.9475141353</text:p>
          </table:table-cell>
          <table:table-cell table:style-name="ce3" office:value-type="float" office:value="0.025533" calcext:value-type="float">
            <text:p>0.025533</text:p>
          </table:table-cell>
          <table:table-cell table:style-name="ce3" table:formula="of:=[.C72]/[.F72]" office:value-type="float" office:value="15.0130811107195" calcext:value-type="float">
            <text:p>15.0130811107</text:p>
          </table:table-cell>
          <table:table-cell table:style-name="ce3" table:number-columns-repeated="2"/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.281798" calcext:value-type="float">
            <text:p>0.281798</text:p>
          </table:table-cell>
          <table:table-cell table:style-name="ce3" office:value-type="float" office:value="0.018832" calcext:value-type="float">
            <text:p>0.018832</text:p>
          </table:table-cell>
          <table:table-cell table:formula="of:=[.L72]/[.M72]" office:value-type="float" office:value="14.963785046729" calcext:value-type="float">
            <text:p>14.9637850467</text:p>
          </table:table-cell>
          <table:table-cell table:style-name="ce3" office:value-type="float" office:value="0.018686" calcext:value-type="float">
            <text:p>0.018686</text:p>
          </table:table-cell>
          <table:table-cell table:style-name="ce3" table:formula="of:=[.L72]/[.O72]" office:value-type="float" office:value="15.0807021299369" calcext:value-type="float">
            <text:p>15.0807021299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style-name="ce4" office:value-type="float" office:value="0.384168" calcext:value-type="float">
            <text:p>3.84E-001</text:p>
          </table:table-cell>
          <table:table-cell table:style-name="ce3" office:value-type="float" office:value="0.025509" calcext:value-type="float">
            <text:p>0.025509</text:p>
          </table:table-cell>
          <table:table-cell table:formula="of:=[.C73]/[.D73]" office:value-type="float" office:value="15.0600964365518" calcext:value-type="float">
            <text:p>15.0600964366</text:p>
          </table:table-cell>
          <table:table-cell table:style-name="ce3" office:value-type="float" office:value="0.025369" calcext:value-type="float">
            <text:p>0.025369</text:p>
          </table:table-cell>
          <table:table-cell table:style-name="ce3" table:formula="of:=[.C73]/[.F73]" office:value-type="float" office:value="15.1432062753755" calcext:value-type="float">
            <text:p>15.1432062754</text:p>
          </table:table-cell>
          <table:table-cell table:style-name="ce3" table:number-columns-repeated="2"/>
          <table:table-cell/>
          <table:table-cell table:style-name="ce3" office:value-type="float" office:value="17" calcext:value-type="float">
            <text:p>17</text:p>
          </table:table-cell>
          <table:table-cell table:style-name="ce4" office:value-type="float" office:value="0.280624" calcext:value-type="float">
            <text:p>2.81E-001</text:p>
          </table:table-cell>
          <table:table-cell table:style-name="ce3" office:value-type="float" office:value="0.018901" calcext:value-type="float">
            <text:p>0.018901</text:p>
          </table:table-cell>
          <table:table-cell table:formula="of:=[.L73]/[.M73]" office:value-type="float" office:value="14.8470451298873" calcext:value-type="float">
            <text:p>14.8470451299</text:p>
          </table:table-cell>
          <table:table-cell table:style-name="ce3" office:value-type="float" office:value="0.018923" calcext:value-type="float">
            <text:p>0.018923</text:p>
          </table:table-cell>
          <table:table-cell table:style-name="ce3" table:formula="of:=[.L73]/[.O73]" office:value-type="float" office:value="14.82978386091" calcext:value-type="float">
            <text:p>14.8297838609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0.384247" calcext:value-type="float">
            <text:p>0.384247</text:p>
          </table:table-cell>
          <table:table-cell table:style-name="ce3" office:value-type="float" office:value="0.025463" calcext:value-type="float">
            <text:p>0.025463</text:p>
          </table:table-cell>
          <table:table-cell table:formula="of:=[.C74]/[.D74]" office:value-type="float" office:value="15.0904056866826" calcext:value-type="float">
            <text:p>15.0904056867</text:p>
          </table:table-cell>
          <table:table-cell table:style-name="ce3" office:value-type="float" office:value="0.025284" calcext:value-type="float">
            <text:p>0.025284</text:p>
          </table:table-cell>
          <table:table-cell table:style-name="ce3" table:formula="of:=[.C74]/[.F74]" office:value-type="float" office:value="15.1972393608606" calcext:value-type="float">
            <text:p>15.1972393609</text:p>
          </table:table-cell>
          <table:table-cell table:style-name="ce3" table:number-columns-repeated="2"/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0.280657" calcext:value-type="float">
            <text:p>0.280657</text:p>
          </table:table-cell>
          <table:table-cell table:style-name="ce3" office:value-type="float" office:value="0.018858" calcext:value-type="float">
            <text:p>0.018858</text:p>
          </table:table-cell>
          <table:table-cell table:formula="of:=[.L74]/[.M74]" office:value-type="float" office:value="14.8826492735179" calcext:value-type="float">
            <text:p>14.8826492735</text:p>
          </table:table-cell>
          <table:table-cell table:style-name="ce3" office:value-type="float" office:value="0.018655" calcext:value-type="float">
            <text:p>0.018655</text:p>
          </table:table-cell>
          <table:table-cell table:style-name="ce3" table:formula="of:=[.L74]/[.O74]" office:value-type="float" office:value="15.0445993031359" calcext:value-type="float">
            <text:p>15.0445993031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table:style-name="ce4" office:value-type="float" office:value="0.383859" calcext:value-type="float">
            <text:p>3.84E-001</text:p>
          </table:table-cell>
          <table:table-cell table:style-name="ce3" office:value-type="float" office:value="0.025526" calcext:value-type="float">
            <text:p>0.025526</text:p>
          </table:table-cell>
          <table:table-cell table:formula="of:=[.C75]/[.D75]" office:value-type="float" office:value="15.0379612943665" calcext:value-type="float">
            <text:p>15.0379612944</text:p>
          </table:table-cell>
          <table:table-cell table:style-name="ce3" office:value-type="float" office:value="0.025376" calcext:value-type="float">
            <text:p>0.025376</text:p>
          </table:table-cell>
          <table:table-cell table:style-name="ce3" table:formula="of:=[.C75]/[.F75]" office:value-type="float" office:value="15.1268521437579" calcext:value-type="float">
            <text:p>15.1268521438</text:p>
          </table:table-cell>
          <table:table-cell table:style-name="ce3" table:number-columns-repeated="2"/>
          <table:table-cell/>
          <table:table-cell table:style-name="ce3" office:value-type="float" office:value="19" calcext:value-type="float">
            <text:p>19</text:p>
          </table:table-cell>
          <table:table-cell table:style-name="ce4" office:value-type="float" office:value="0.281895" calcext:value-type="float">
            <text:p>2.82E-001</text:p>
          </table:table-cell>
          <table:table-cell table:style-name="ce3" office:value-type="float" office:value="0.018872" calcext:value-type="float">
            <text:p>0.018872</text:p>
          </table:table-cell>
          <table:table-cell table:formula="of:=[.L75]/[.M75]" office:value-type="float" office:value="14.9372085629504" calcext:value-type="float">
            <text:p>14.937208563</text:p>
          </table:table-cell>
          <table:table-cell table:style-name="ce3" office:value-type="float" office:value="0.019129" calcext:value-type="float">
            <text:p>0.019129</text:p>
          </table:table-cell>
          <table:table-cell table:style-name="ce3" table:formula="of:=[.L75]/[.O75]" office:value-type="float" office:value="14.7365256939725" calcext:value-type="float">
            <text:p>14.736525694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38454" calcext:value-type="float">
            <text:p>0.38454</text:p>
          </table:table-cell>
          <table:table-cell table:style-name="ce3" office:value-type="float" office:value="0.025564" calcext:value-type="float">
            <text:p>0.025564</text:p>
          </table:table-cell>
          <table:table-cell table:formula="of:=[.C76]/[.D76]" office:value-type="float" office:value="15.0422469097168" calcext:value-type="float">
            <text:p>15.0422469097</text:p>
          </table:table-cell>
          <table:table-cell table:style-name="ce3" office:value-type="float" office:value="0.025391" calcext:value-type="float">
            <text:p>0.025391</text:p>
          </table:table-cell>
          <table:table-cell table:style-name="ce3" table:formula="of:=[.C76]/[.F76]" office:value-type="float" office:value="15.1447363238943" calcext:value-type="float">
            <text:p>15.1447363239</text:p>
          </table:table-cell>
          <table:table-cell table:style-name="ce3" table:number-columns-repeated="2"/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281622" calcext:value-type="float">
            <text:p>0.281622</text:p>
          </table:table-cell>
          <table:table-cell table:style-name="ce3" office:value-type="float" office:value="0.018878" calcext:value-type="float">
            <text:p>0.018878</text:p>
          </table:table-cell>
          <table:table-cell table:formula="of:=[.L76]/[.M76]" office:value-type="float" office:value="14.9179997881131" calcext:value-type="float">
            <text:p>14.9179997881</text:p>
          </table:table-cell>
          <table:table-cell table:style-name="ce3" office:value-type="float" office:value="0.018642" calcext:value-type="float">
            <text:p>0.018642</text:p>
          </table:table-cell>
          <table:table-cell table:style-name="ce3" table:formula="of:=[.L76]/[.O76]" office:value-type="float" office:value="15.1068554876086" calcext:value-type="float">
            <text:p>15.1068554876</text:p>
          </table:table-cell>
          <table:table-cell table:style-name="ce3" table:number-columns-repeated="2"/>
        </table:table-row>
        <table:table-row table:style-name="ro1">
          <table:table-cell/>
          <table:table-cell office:value-type="string" calcext:value-type="string">
            <text:p>Promedio</text:p>
          </table:table-cell>
          <table:table-cell table:formula="of:=SUM([.C57:.C76])/20" office:value-type="float" office:value="0.38009605" calcext:value-type="float">
            <text:p>0.38009605</text:p>
          </table:table-cell>
          <table:table-cell table:formula="of:=SUM([.D57:.D76])/20" office:value-type="float" office:value="0.02600859" calcext:value-type="float">
            <text:p>0.02600859</text:p>
          </table:table-cell>
          <table:table-cell table:formula="of:=SUM([.E57:.E76])/20" office:value-type="float" office:value="14.6603928099357" calcext:value-type="float">
            <text:p>14.6603928099</text:p>
          </table:table-cell>
          <table:table-cell table:formula="of:=SUM([.F57:.F76])/20" office:value-type="float" office:value="0.02548615" calcext:value-type="float">
            <text:p>0.02548615</text:p>
          </table:table-cell>
          <table:table-cell table:formula="of:=SUM([.G57:.G76])/20" office:value-type="float" office:value="14.9192721179207" calcext:value-type="float">
            <text:p>14.9192721179</text:p>
          </table:table-cell>
          <table:table-cell table:formula="of:=SUM([.H57:.H76])/20" office:value-type="float" office:value="0" calcext:value-type="float">
            <text:p>0</text:p>
          </table:table-cell>
          <table:table-cell table:formula="of:=SUM([.I57:.I76])/20" office:value-type="float" office:value="0" calcext:value-type="float">
            <text:p>0</text:p>
          </table:table-cell>
          <table:table-cell/>
          <table:table-cell office:value-type="string" calcext:value-type="string">
            <text:p>Promedio</text:p>
          </table:table-cell>
          <table:table-cell table:formula="of:=SUM([.L57:.L76])/20" office:value-type="float" office:value="0.28213855" calcext:value-type="float">
            <text:p>0.28213855</text:p>
          </table:table-cell>
          <table:table-cell table:formula="of:=SUM([.M57:.M76])/20" office:value-type="float" office:value="0.01956987" calcext:value-type="float">
            <text:p>0.01956987</text:p>
          </table:table-cell>
          <table:table-cell table:formula="of:=SUM([.N57:.N76])/20" office:value-type="float" office:value="14.6328244213633" calcext:value-type="float">
            <text:p>14.6328244214</text:p>
          </table:table-cell>
          <table:table-cell table:formula="of:=SUM([.O57:.O76])/20" office:value-type="float" office:value="0.01877135" calcext:value-type="float">
            <text:p>0.01877135</text:p>
          </table:table-cell>
          <table:table-cell table:formula="of:=SUM([.P57:.P76])/20" office:value-type="float" office:value="15.0313053931364" calcext:value-type="float">
            <text:p>15.0313053931</text:p>
          </table:table-cell>
          <table:table-cell table:formula="of:=SUM([.Q57:.Q76])/20" office:value-type="float" office:value="0" calcext:value-type="float">
            <text:p>0</text:p>
          </table:table-cell>
          <table:table-cell table:formula="of:=SUM([.R57:.R76])/20" office:value-type="float" office:value="0" calcext:value-type="float">
            <text:p>0</text:p>
          </table:table-cell>
        </table:table-row>
        <table:table-row table:style-name="ro2">
          <table:table-cell table:number-columns-repeated="18"/>
        </table:table-row>
        <table:table-row table:style-name="ro1">
          <table:table-cell/>
          <table:table-cell office:value-type="string" calcext:value-type="string">
            <text:p>Cat 1</text:p>
          </table:table-cell>
          <table:table-cell table:number-columns-repeated="4"/>
          <table:table-cell office:value-type="string" calcext:value-type="string">
            <text:p>Cat 2 </text:p>
          </table:table-cell>
          <table:table-cell table:number-columns-repeated="4"/>
          <table:table-cell office:value-type="string" calcext:value-type="string">
            <text:p>Cat 3</text:p>
          </table:table-cell>
          <table:table-cell table:number-columns-repeated="2"/>
          <table:table-cell office:value-type="string" calcext:value-type="string">
            <text:p>Cat 4</text:p>
          </table:table-cell>
          <table:table-cell table:number-columns-repeated="3"/>
        </table:table-row>
        <table:table-row table:style-name="ro1" table:number-rows-repeated="2">
          <table:table-cell table:number-columns-repeated="18"/>
        </table:table-row>
        <table:table-row table:style-name="ro2">
          <table:table-cell table:number-columns-repeated="18"/>
        </table:table-row>
        <table:table-row table:style-name="ro1">
          <table:table-cell table:number-columns-repeated="18"/>
        </table:table-row>
        <table:table-row table:style-name="ro2" table:number-rows-repeated="3">
          <table:table-cell table:number-columns-repeated="18"/>
        </table:table-row>
        <table:table-row table:style-name="ro1" table:number-rows-repeated="4">
          <table:table-cell table:number-columns-repeated="18"/>
        </table:table-row>
        <table:table-row table:style-name="ro2" table:number-rows-repeated="2">
          <table:table-cell table:number-columns-repeated="18"/>
        </table:table-row>
        <table:table-row table:style-name="ro1">
          <table:table-cell table:number-columns-repeated="18"/>
        </table:table-row>
        <table:table-row table:style-name="ro2">
          <table:table-cell table:number-columns-repeated="18"/>
        </table:table-row>
        <table:table-row table:style-name="ro1">
          <table:table-cell table:number-columns-repeated="18"/>
        </table:table-row>
        <table:table-row table:style-name="ro2">
          <table:table-cell table:number-columns-repeated="18"/>
        </table:table-row>
        <table:table-row table:style-name="ro1">
          <table:table-cell table:number-columns-repeated="18"/>
        </table:table-row>
        <table:table-row table:style-name="ro2" table:number-rows-repeated="2">
          <table:table-cell table:number-columns-repeated="18"/>
        </table:table-row>
        <table:table-row table:style-name="ro1" table:number-rows-repeated="17">
          <table:table-cell table:number-columns-repeated="18"/>
        </table:table-row>
        <table:table-row table:style-name="ro1">
          <table:table-cell/>
          <table:table-cell office:value-type="string" calcext:value-type="string">
            <text:p>Cat 5</text:p>
          </table:table-cell>
          <table:table-cell table:number-columns-repeated="4"/>
          <table:table-cell office:value-type="string" calcext:value-type="string">
            <text:p>Cat 6</text:p>
          </table:table-cell>
          <table:table-cell table:number-columns-repeated="11"/>
        </table:table-row>
        <table:table-row table:style-name="ro1" table:number-rows-repeated="25">
          <table:table-cell table:number-columns-repeated="18"/>
        </table:table-row>
        <table:table-row table:style-name="ro2" table:number-rows-repeated="9">
          <table:table-cell table:number-columns-repeated="18"/>
        </table:table-row>
        <table:table-row table:style-name="ro1">
          <table:table-cell table:number-columns-repeated="18"/>
        </table:table-row>
        <table:table-row table:style-name="ro2" table:number-rows-repeated="1048423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 style:data-style-name="N2" text:time-value="09:47:41.42191655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p </meta:initial-creator>
    <meta:creation-date>2015-04-13T07:32:28</meta:creation-date>
    <dc:date>2015-04-20T11:51:46.144021315</dc:date>
    <meta:editing-duration>PT4H6M19S</meta:editing-duration>
    <meta:editing-cycles>34</meta:editing-cycles>
    <meta:generator>LibreOffice/4.3.6.2$Linux_X86_64 LibreOffice_project/430m0$Build-2</meta:generator>
    <meta:document-statistic meta:table-count="3" meta:cell-count="840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65cm" svg:height="7.945cm" xlink:href=".." xlink:type="simple" chart:class="chart:bar" chart:style-name="ch1">
        <chart:title svg:x="4.235cm" svg:y="0.294cm" chart:style-name="ch2">
          <text:p>Comparativa de Tiempos </text:p>
        </chart:title>
        <chart:subtitle svg:x="6.021cm" svg:y="1.231cm" chart:style-name="ch3">
          <text:p>Img1.jpg</text:p>
        </chart:subtitle>
        <chart:legend chart:legend-position="end" svg:x="11.455cm" svg:y="3.673cm" style:legend-expansion="high" chart:style-name="ch4"/>
        <chart:plot-area chart:style-name="ch5" table:cell-range-address="Hoja1.C4:Hoja1.D4 Hoja1.F4:Hoja1.F4 Hoja1.H4:Hoja1.H4 Hoja1.B25:Hoja1.D25 Hoja1.F25:Hoja1.F25 Hoja1.H25:Hoja1.H25" chart:data-source-has-labels="both" svg:x="1.284cm" svg:y="2.072cm" svg:width="9.898cm" svg:height="4.734cm">
          <chartooo:coordinate-region svg:x="4.71cm" svg:y="2.072cm" svg:width="6.047cm" svg:height="4.087cm"/>
          <chart:axis chart:dimension="x" chart:name="primary-x" chart:style-name="ch6" chartooo:axis-type="auto">
            <chartooo:date-scale/>
            <chart:title svg:x="0.451cm" svg:y="5.528cm" chart:style-name="ch7">
              <text:p>Método usado</text:p>
            </chart:title>
            <chart:categories table:cell-range-address="Hoja1.C4:Hoja1.D4 Hoja1.F4:Hoja1.F4 Hoja1.H4:Hoja1.H4"/>
          </chart:axis>
          <chart:axis chart:dimension="y" chart:name="primary-y" chart:style-name="ch8">
            <chart:title svg:x="4.787cm" svg:y="6.964cm" chart:style-name="ch9">
              <text:p>Tiempo (segundos)</text:p>
            </chart:title>
            <chart:grid chart:style-name="ch10" chart:class="major"/>
          </chart:axis>
          <chart:series chart:style-name="ch11" chart:values-cell-range-address="Hoja1.C25:Hoja1.D25 Hoja1.F25:Hoja1.F25 Hoja1.H25:Hoja1.H25" chart:label-cell-address="Hoja1.B25:Hoja1.B25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encial</text:p>
                <draw:g>
                  <svg:desc>Hoja1.C4:Hoja1.D4 Hoja1.F4:Hoja1.F4 Hoja1.H4:Hoja1.H4</svg:desc>
                </draw:g>
              </table:table-cell>
              <table:table-cell office:value-type="string">
                <text:p>Memoria Global</text:p>
              </table:table-cell>
              <table:table-cell office:value-type="string">
                <text:p>Memoria Constante</text:p>
              </table:table-cell>
              <table:table-cell office:value-type="string">
                <text:p>Memoria Compartida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Hoja1.B25:Hoja1.B25</svg:desc>
                </draw:g>
              </table:table-cell>
              <table:table-cell office:value-type="float" office:value="0.00618085">
                <text:p>0.00618085</text:p>
                <draw:g>
                  <svg:desc>Hoja1.C25:Hoja1.D25 Hoja1.F25:Hoja1.F25 Hoja1.H25:Hoja1.H25</svg:desc>
                </draw:g>
              </table:table-cell>
              <table:table-cell office:value-type="float" office:value="0.001776585">
                <text:p>0.001776585</text:p>
              </table:table-cell>
              <table:table-cell office:value-type="float" office:value="0.00098105">
                <text:p>0.0009810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745cm" svg:height="7.584cm" xlink:href=".." xlink:type="simple" chart:class="chart:bar" chart:style-name="ch1">
        <chart:title svg:x="3.772cm" svg:y="0.287cm" chart:style-name="ch2">
          <text:p>Comparativa de Aceleraciones</text:p>
        </chart:title>
        <chart:subtitle svg:x="6.074cm" svg:y="1.217cm" chart:style-name="ch3">
          <text:p>img4.jpg</text:p>
        </chart:subtitle>
        <chart:legend chart:legend-position="end" svg:x="11.535cm" svg:y="3.493cm" style:legend-expansion="high" chart:style-name="ch4"/>
        <chart:plot-area chart:style-name="ch5" table:cell-range-address="Hoja1.N30:Hoja1.N30 Hoja1.P30:Hoja1.P30 Hoja1.R30:Hoja1.R30 Hoja1.K51:Hoja1.K51 Hoja1.N51:Hoja1.N51 Hoja1.P51:Hoja1.P51 Hoja1.R51:Hoja1.R51" chart:data-source-has-labels="both" svg:x="1.285cm" svg:y="2.051cm" svg:width="9.976cm" svg:height="4.401cm">
          <chartooo:coordinate-region svg:x="1.906cm" svg:y="2.25cm" svg:width="8.866cm" svg:height="3.157cm"/>
          <chart:axis chart:dimension="x" chart:name="primary-x" chart:style-name="ch6" chartooo:axis-type="auto">
            <chartooo:date-scale/>
            <chart:title svg:x="5.184cm" svg:y="6.603cm" chart:style-name="ch7">
              <text:p>Método usado</text:p>
            </chart:title>
            <chart:categories table:cell-range-address="Hoja1.N30:Hoja1.N30 Hoja1.P30:Hoja1.P30 Hoja1.R30:Hoja1.R30"/>
          </chart:axis>
          <chart:axis chart:dimension="y" chart:name="primary-y" chart:style-name="ch8">
            <chart:title svg:x="0.451cm" svg:y="5.486cm" chart:style-name="ch9">
              <text:p>Aceleración(X's)</text:p>
            </chart:title>
            <chart:grid chart:style-name="ch10" chart:class="major"/>
          </chart:axis>
          <chart:series chart:style-name="ch11" chart:values-cell-range-address="Hoja1.N51:Hoja1.N51 Hoja1.P51:Hoja1.P51 Hoja1.R51:Hoja1.R51" chart:label-cell-address="Hoja1.K51:Hoja1.K5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eleración MG</text:p>
                <draw:g>
                  <svg:desc>Hoja1.N30:Hoja1.N30 Hoja1.P30:Hoja1.P30 Hoja1.R30:Hoja1.R30</svg:desc>
                </draw:g>
              </table:table-cell>
              <table:table-cell office:value-type="string">
                <text:p>Aceleración MC</text:p>
              </table:table-cell>
              <table:table-cell office:value-type="string">
                <text:p>Aceleración Compartida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Hoja1.K51:Hoja1.K51</svg:desc>
                </draw:g>
              </table:table-cell>
              <table:table-cell office:value-type="float" office:value="11.4456602986796">
                <text:p>11.4456602986796</text:p>
                <draw:g>
                  <svg:desc>Hoja1.N51:Hoja1.N51 Hoja1.P51:Hoja1.P51 Hoja1.R51:Hoja1.R51</svg:desc>
                </draw:g>
              </table:table-cell>
              <table:table-cell office:value-type="float" office:value="12.4992768813226">
                <text:p>12.499276881322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63cm" svg:height="7.348cm" xlink:href=".." xlink:type="simple" chart:class="chart:bar" chart:style-name="ch1">
        <chart:title svg:x="3.731cm" svg:y="0.282cm" chart:style-name="ch2">
          <text:p>Comparativa de Aceleraciones</text:p>
        </chart:title>
        <chart:subtitle svg:x="6.033cm" svg:y="1.207cm" chart:style-name="ch3">
          <text:p>img5.jpg</text:p>
        </chart:subtitle>
        <chart:legend chart:legend-position="end" svg:x="11.453cm" svg:y="3.375cm" style:legend-expansion="high" chart:style-name="ch4"/>
        <chart:plot-area chart:style-name="ch5" table:cell-range-address="Hoja1.E56:Hoja1.E56 Hoja1.G56:Hoja1.G56 Hoja1.I56:Hoja1.I56 Hoja1.B77:Hoja1.B77 Hoja1.E77:Hoja1.E77 Hoja1.G77:Hoja1.G77 Hoja1.I77:Hoja1.I77" chart:data-source-has-labels="both" svg:x="1.284cm" svg:y="2.036cm" svg:width="9.896cm" svg:height="4.185cm">
          <chartooo:coordinate-region svg:x="1.905cm" svg:y="2.235cm" svg:width="8.771cm" svg:height="2.941cm"/>
          <chart:axis chart:dimension="x" chart:name="primary-x" chart:style-name="ch6" chartooo:axis-type="auto">
            <chartooo:date-scale/>
            <chart:title svg:x="5.143cm" svg:y="6.367cm" chart:style-name="ch7">
              <text:p>Método usado</text:p>
            </chart:title>
            <chart:categories table:cell-range-address="Hoja1.E56:Hoja1.E56 Hoja1.G56:Hoja1.G56 Hoja1.I56:Hoja1.I56"/>
          </chart:axis>
          <chart:axis chart:dimension="y" chart:name="primary-y" chart:style-name="ch8">
            <chart:title svg:x="0.451cm" svg:y="5.363cm" chart:style-name="ch9">
              <text:p>Aceleración(X's)</text:p>
            </chart:title>
            <chart:grid chart:style-name="ch10" chart:class="major"/>
          </chart:axis>
          <chart:series chart:style-name="ch11" chart:values-cell-range-address="Hoja1.E77:Hoja1.E77 Hoja1.G77:Hoja1.G77 Hoja1.I77:Hoja1.I77" chart:label-cell-address="Hoja1.B77:Hoja1.B7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eleración MG</text:p>
                <draw:g>
                  <svg:desc>Hoja1.E56:Hoja1.E56 Hoja1.G56:Hoja1.G56 Hoja1.I56:Hoja1.I56</svg:desc>
                </draw:g>
              </table:table-cell>
              <table:table-cell office:value-type="string">
                <text:p>Aceleración MC</text:p>
              </table:table-cell>
              <table:table-cell office:value-type="string">
                <text:p>Aceleración Compartida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Hoja1.B77:Hoja1.B77</svg:desc>
                </draw:g>
              </table:table-cell>
              <table:table-cell office:value-type="float" office:value="14.6603928099357">
                <text:p>14.6603928099357</text:p>
                <draw:g>
                  <svg:desc>Hoja1.E77:Hoja1.E77 Hoja1.G77:Hoja1.G77 Hoja1.I77:Hoja1.I77</svg:desc>
                </draw:g>
              </table:table-cell>
              <table:table-cell office:value-type="float" office:value="14.9192721179207">
                <text:p>14.919272117920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828cm" svg:height="7.321cm" xlink:href=".." xlink:type="simple" chart:class="chart:bar" chart:style-name="ch1">
        <chart:title svg:x="3.814cm" svg:y="0.282cm" chart:style-name="ch2">
          <text:p>Comparativa de Aceleraciones</text:p>
        </chart:title>
        <chart:subtitle svg:x="6.116cm" svg:y="1.207cm" chart:style-name="ch3">
          <text:p>img6.jpg</text:p>
        </chart:subtitle>
        <chart:legend chart:legend-position="end" svg:x="11.618cm" svg:y="3.361cm" style:legend-expansion="high" chart:style-name="ch4"/>
        <chart:plot-area chart:style-name="ch5" table:cell-range-address="Hoja1.N56:Hoja1.N56 Hoja1.P56:Hoja1.P56 Hoja1.R56:Hoja1.R56 Hoja1.K77:Hoja1.K77 Hoja1.N77:Hoja1.N77 Hoja1.P77:Hoja1.P77 Hoja1.R77:Hoja1.R77" chart:data-source-has-labels="both" svg:x="1.287cm" svg:y="2.036cm" svg:width="10.055cm" svg:height="4.158cm">
          <chartooo:coordinate-region svg:x="1.908cm" svg:y="2.235cm" svg:width="8.96cm" svg:height="2.914cm"/>
          <chart:axis chart:dimension="x" chart:name="primary-x" chart:style-name="ch6" chartooo:axis-type="auto">
            <chartooo:date-scale/>
            <chart:title svg:x="5.225cm" svg:y="6.34cm" chart:style-name="ch7">
              <text:p>Método usado</text:p>
            </chart:title>
            <chart:categories table:cell-range-address="Hoja1.N56:Hoja1.N56 Hoja1.P56:Hoja1.P56 Hoja1.R56:Hoja1.R56"/>
          </chart:axis>
          <chart:axis chart:dimension="y" chart:name="primary-y" chart:style-name="ch8">
            <chart:title svg:x="0.451cm" svg:y="5.389cm" chart:style-name="ch9">
              <text:p>Aceleración (X's)</text:p>
            </chart:title>
            <chart:grid chart:style-name="ch10" chart:class="major"/>
          </chart:axis>
          <chart:series chart:style-name="ch11" chart:values-cell-range-address="Hoja1.N77:Hoja1.N77 Hoja1.P77:Hoja1.P77 Hoja1.R77:Hoja1.R77" chart:label-cell-address="Hoja1.K77:Hoja1.K7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eleración MG</text:p>
                <draw:g>
                  <svg:desc>Hoja1.N56:Hoja1.N56 Hoja1.P56:Hoja1.P56 Hoja1.R56:Hoja1.R56</svg:desc>
                </draw:g>
              </table:table-cell>
              <table:table-cell office:value-type="string">
                <text:p>Aceleración MC</text:p>
              </table:table-cell>
              <table:table-cell office:value-type="string">
                <text:p>Aceleración Compartida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Hoja1.K77:Hoja1.K77</svg:desc>
                </draw:g>
              </table:table-cell>
              <table:table-cell office:value-type="float" office:value="14.6328244213633">
                <text:p>14.6328244213633</text:p>
                <draw:g>
                  <svg:desc>Hoja1.N77:Hoja1.N77 Hoja1.P77:Hoja1.P77 Hoja1.R77:Hoja1.R77</svg:desc>
                </draw:g>
              </table:table-cell>
              <table:table-cell office:value-type="float" office:value="15.0313053931364">
                <text:p>15.031305393136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898cm" svg:height="7.706cm" xlink:href=".." xlink:type="simple" chart:class="chart:bar" chart:style-name="ch1">
        <chart:title svg:x="3.852cm" svg:y="0.29cm" chart:style-name="ch2">
          <text:p>Comparativa de Tiempos </text:p>
        </chart:title>
        <chart:subtitle svg:x="5.651cm" svg:y="1.223cm" chart:style-name="ch3">
          <text:p>img2.jpg</text:p>
        </chart:subtitle>
        <chart:legend chart:legend-position="end" svg:x="10.688cm" svg:y="3.554cm" style:legend-expansion="high" chart:style-name="ch4"/>
        <chart:plot-area chart:style-name="ch5" table:cell-range-address="Hoja1.L4:Hoja1.M4 Hoja1.O4:Hoja1.O4 Hoja1.Q4:Hoja1.Q4 Hoja1.K25:Hoja1.M25 Hoja1.O25:Hoja1.O25 Hoja1.Q25:Hoja1.Q25" chart:data-source-has-labels="both" svg:x="1.268cm" svg:y="2.06cm" svg:width="9.163cm" svg:height="4.511cm">
          <chartooo:coordinate-region svg:x="4.694cm" svg:y="2.06cm" svg:width="5.405cm" svg:height="3.864cm"/>
          <chart:axis chart:dimension="x" chart:name="primary-x" chart:style-name="ch6" chartooo:axis-type="auto">
            <chartooo:date-scale/>
            <chart:title svg:x="0.451cm" svg:y="5.404cm" chart:style-name="ch7">
              <text:p>Método usado</text:p>
            </chart:title>
            <chart:categories table:cell-range-address="Hoja1.L4:Hoja1.M4 Hoja1.O4:Hoja1.O4 Hoja1.Q4:Hoja1.Q4"/>
          </chart:axis>
          <chart:axis chart:dimension="y" chart:name="primary-y" chart:style-name="ch8">
            <chart:title svg:x="4.403cm" svg:y="6.725cm" chart:style-name="ch9">
              <text:p>Tiempo (segundos)</text:p>
            </chart:title>
            <chart:grid chart:style-name="ch10" chart:class="major"/>
          </chart:axis>
          <chart:series chart:style-name="ch11" chart:values-cell-range-address="Hoja1.L25:Hoja1.M25 Hoja1.O25:Hoja1.O25 Hoja1.Q25:Hoja1.Q25" chart:label-cell-address="Hoja1.K25:Hoja1.K25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encial</text:p>
                <draw:g>
                  <svg:desc>Hoja1.L4:Hoja1.M4 Hoja1.O4:Hoja1.O4 Hoja1.Q4:Hoja1.Q4</svg:desc>
                </draw:g>
              </table:table-cell>
              <table:table-cell office:value-type="string">
                <text:p>Memoria Global</text:p>
              </table:table-cell>
              <table:table-cell office:value-type="string">
                <text:p>Memoria Constante</text:p>
              </table:table-cell>
              <table:table-cell office:value-type="string">
                <text:p>Memoria Compartida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Hoja1.K25:Hoja1.K25</svg:desc>
                </draw:g>
              </table:table-cell>
              <table:table-cell office:value-type="float" office:value="0.00843105">
                <text:p>0.00843105</text:p>
                <draw:g>
                  <svg:desc>Hoja1.L25:Hoja1.M25 Hoja1.O25:Hoja1.O25 Hoja1.Q25:Hoja1.Q25</svg:desc>
                </draw:g>
              </table:table-cell>
              <table:table-cell office:value-type="float" office:value="0.00200006">
                <text:p>0.00200006</text:p>
              </table:table-cell>
              <table:table-cell office:value-type="float" office:value="0.0012664">
                <text:p>0.001266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854cm" svg:height="8.344cm" xlink:href=".." xlink:type="simple" chart:class="chart:bar" chart:style-name="ch1">
        <chart:title svg:x="4.33cm" svg:y="0.302cm" chart:style-name="ch2">
          <text:p>Comparativa de Tiempos </text:p>
        </chart:title>
        <chart:subtitle svg:x="6.129cm" svg:y="1.247cm" chart:style-name="ch3">
          <text:p>img3.jpg</text:p>
        </chart:subtitle>
        <chart:legend chart:legend-position="end" svg:x="11.644cm" svg:y="3.873cm" style:legend-expansion="high" chart:style-name="ch4"/>
        <chart:plot-area chart:style-name="ch5" table:cell-range-address="Hoja1.C30:Hoja1.D30 Hoja1.F30:Hoja1.F30 Hoja1.H30:Hoja1.H30 Hoja1.B51:Hoja1.D51 Hoja1.F51:Hoja1.F51 Hoja1.H51:Hoja1.H51" chart:data-source-has-labels="both" svg:x="1.288cm" svg:y="2.096cm" svg:width="10.079cm" svg:height="5.101cm">
          <chartooo:coordinate-region svg:x="4.714cm" svg:y="2.096cm" svg:width="6.228cm" svg:height="4.454cm"/>
          <chart:axis chart:dimension="x" chart:name="primary-x" chart:style-name="ch6" chartooo:axis-type="auto">
            <chartooo:date-scale/>
            <chart:title svg:x="0.451cm" svg:y="5.788cm" chart:style-name="ch7">
              <text:p>Métrodo usado</text:p>
            </chart:title>
            <chart:categories table:cell-range-address="Hoja1.C30:Hoja1.D30 Hoja1.F30:Hoja1.F30 Hoja1.H30:Hoja1.H30"/>
          </chart:axis>
          <chart:axis chart:dimension="y" chart:name="primary-y" chart:style-name="ch8">
            <chart:title svg:x="4.881cm" svg:y="7.363cm" chart:style-name="ch9">
              <text:p>Tiempo (segundos)</text:p>
            </chart:title>
            <chart:grid chart:style-name="ch10" chart:class="major"/>
          </chart:axis>
          <chart:series chart:style-name="ch11" chart:values-cell-range-address="Hoja1.C51:Hoja1.D51 Hoja1.F51:Hoja1.F51 Hoja1.H51:Hoja1.H51" chart:label-cell-address="Hoja1.B51:Hoja1.B5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encial</text:p>
                <draw:g>
                  <svg:desc>Hoja1.C30:Hoja1.D30 Hoja1.F30:Hoja1.F30 Hoja1.H30:Hoja1.H30</svg:desc>
                </draw:g>
              </table:table-cell>
              <table:table-cell office:value-type="string">
                <text:p>Memoria Global</text:p>
              </table:table-cell>
              <table:table-cell office:value-type="string">
                <text:p>Memoria Constante</text:p>
              </table:table-cell>
              <table:table-cell office:value-type="string">
                <text:p>Memoria Compartida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Hoja1.B51:Hoja1.B51</svg:desc>
                </draw:g>
              </table:table-cell>
              <table:table-cell office:value-type="float" office:value="0.0194693">
                <text:p>0.0194693</text:p>
                <draw:g>
                  <svg:desc>Hoja1.C51:Hoja1.D51 Hoja1.F51:Hoja1.F51 Hoja1.H51:Hoja1.H51</svg:desc>
                </draw:g>
              </table:table-cell>
              <table:table-cell office:value-type="float" office:value="0.00343164">
                <text:p>0.00343164</text:p>
              </table:table-cell>
              <table:table-cell office:value-type="float" office:value="0.0022091">
                <text:p>0.002209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93cm" svg:height="8.669cm" xlink:href=".." xlink:type="simple" chart:class="chart:bar" chart:style-name="ch1">
        <chart:title svg:x="4.249cm" svg:y="0.309cm" chart:style-name="ch2">
          <text:p>Comparativa de Tiempos </text:p>
        </chart:title>
        <chart:subtitle svg:x="6.048cm" svg:y="1.261cm" chart:style-name="ch3">
          <text:p>img4.jpg</text:p>
        </chart:subtitle>
        <chart:legend chart:legend-position="end" svg:x="11.483cm" svg:y="4.035cm" style:legend-expansion="high" chart:style-name="ch4"/>
        <chart:plot-area chart:style-name="ch5" table:cell-range-address="Hoja1.L30:Hoja1.M30 Hoja1.O30:Hoja1.O30 Hoja1.Q30:Hoja1.Q30 Hoja1.K51:Hoja1.M51 Hoja1.O51:Hoja1.O51 Hoja1.Q51:Hoja1.Q51" chart:data-source-has-labels="both" svg:x="1.284cm" svg:y="2.117cm" svg:width="9.926cm" svg:height="5.398cm">
          <chartooo:coordinate-region svg:x="4.71cm" svg:y="2.117cm" svg:width="6.168cm" svg:height="4.751cm"/>
          <chart:axis chart:dimension="x" chart:name="primary-x" chart:style-name="ch6" chartooo:axis-type="auto">
            <chartooo:date-scale/>
            <chart:title svg:x="0.451cm" svg:y="5.905cm" chart:style-name="ch7">
              <text:p>Método usado</text:p>
            </chart:title>
            <chart:categories table:cell-range-address="Hoja1.L30:Hoja1.M30 Hoja1.O30:Hoja1.O30 Hoja1.Q30:Hoja1.Q30"/>
          </chart:axis>
          <chart:axis chart:dimension="y" chart:name="primary-y" chart:style-name="ch8">
            <chart:title svg:x="4.801cm" svg:y="7.688cm" chart:style-name="ch9">
              <text:p>Tiempo (segundos)</text:p>
            </chart:title>
            <chart:grid chart:style-name="ch10" chart:class="major"/>
          </chart:axis>
          <chart:series chart:style-name="ch11" chart:values-cell-range-address="Hoja1.L51:Hoja1.M51 Hoja1.O51:Hoja1.O51 Hoja1.Q51:Hoja1.Q51" chart:label-cell-address="Hoja1.K51:Hoja1.K5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encial</text:p>
                <draw:g>
                  <svg:desc>Hoja1.L30:Hoja1.M30 Hoja1.O30:Hoja1.O30 Hoja1.Q30:Hoja1.Q30</svg:desc>
                </draw:g>
              </table:table-cell>
              <table:table-cell office:value-type="string">
                <text:p>Memoria Global</text:p>
              </table:table-cell>
              <table:table-cell office:value-type="string">
                <text:p>Memoria Constante</text:p>
              </table:table-cell>
              <table:table-cell office:value-type="string">
                <text:p>Memoria Compartida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Hoja1.K51:Hoja1.K51</svg:desc>
                </draw:g>
              </table:table-cell>
              <table:table-cell office:value-type="float" office:value="0.0696521">
                <text:p>0.0696521</text:p>
                <draw:g>
                  <svg:desc>Hoja1.L51:Hoja1.M51 Hoja1.O51:Hoja1.O51 Hoja1.Q51:Hoja1.Q51</svg:desc>
                </draw:g>
              </table:table-cell>
              <table:table-cell office:value-type="float" office:value="0.006589525">
                <text:p>0.006589525</text:p>
              </table:table-cell>
              <table:table-cell office:value-type="float" office:value="0.00557305">
                <text:p>0.0055730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55cm" svg:height="7.307cm" xlink:href=".." xlink:type="simple" chart:class="chart:bar" chart:style-name="ch1">
        <chart:title svg:x="4.246cm" svg:y="0.282cm" chart:style-name="ch2">
          <text:p>Comparativa de Tiempos</text:p>
        </chart:title>
        <chart:subtitle svg:x="5.979cm" svg:y="1.207cm" chart:style-name="ch3">
          <text:p>img5.jpg</text:p>
        </chart:subtitle>
        <chart:legend chart:legend-position="end" svg:x="11.345cm" svg:y="3.354cm" style:legend-expansion="high" chart:style-name="ch4"/>
        <chart:plot-area chart:style-name="ch5" table:cell-range-address="Hoja1.C56:Hoja1.D56 Hoja1.F56:Hoja1.F56 Hoja1.H56:Hoja1.H56 Hoja1.B77:Hoja1.D77 Hoja1.F77:Hoja1.F77 Hoja1.H77:Hoja1.H77" chart:data-source-has-labels="both" svg:x="1.282cm" svg:y="2.036cm" svg:width="9.792cm" svg:height="4.144cm">
          <chartooo:coordinate-region svg:x="4.708cm" svg:y="2.036cm" svg:width="6.126cm" svg:height="3.497cm"/>
          <chart:axis chart:dimension="x" chart:name="primary-x" chart:style-name="ch6" chartooo:axis-type="auto">
            <chartooo:date-scale/>
            <chart:title svg:x="0.451cm" svg:y="5.197cm" chart:style-name="ch7">
              <text:p>Método usado</text:p>
            </chart:title>
            <chart:categories table:cell-range-address="Hoja1.C56:Hoja1.D56 Hoja1.F56:Hoja1.F56 Hoja1.H56:Hoja1.H56"/>
          </chart:axis>
          <chart:axis chart:dimension="y" chart:name="primary-y" chart:style-name="ch8">
            <chart:title svg:x="4.732cm" svg:y="6.326cm" chart:style-name="ch9">
              <text:p>Tiempo (segundos)</text:p>
            </chart:title>
            <chart:grid chart:style-name="ch10" chart:class="major"/>
          </chart:axis>
          <chart:series chart:style-name="ch11" chart:values-cell-range-address="Hoja1.C77:Hoja1.D77 Hoja1.F77:Hoja1.F77 Hoja1.H77:Hoja1.H77" chart:label-cell-address="Hoja1.B77:Hoja1.B77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encial</text:p>
                <draw:g>
                  <svg:desc>Hoja1.C56:Hoja1.D56 Hoja1.F56:Hoja1.F56 Hoja1.H56:Hoja1.H56</svg:desc>
                </draw:g>
              </table:table-cell>
              <table:table-cell office:value-type="string">
                <text:p>Memoria Global</text:p>
              </table:table-cell>
              <table:table-cell office:value-type="string">
                <text:p>Memoria Constante</text:p>
              </table:table-cell>
              <table:table-cell office:value-type="string">
                <text:p>Memoria Compartida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Hoja1.B77:Hoja1.B77</svg:desc>
                </draw:g>
              </table:table-cell>
              <table:table-cell office:value-type="float" office:value="0.38009605">
                <text:p>0.38009605</text:p>
                <draw:g>
                  <svg:desc>Hoja1.C77:Hoja1.D77 Hoja1.F77:Hoja1.F77 Hoja1.H77:Hoja1.H77</svg:desc>
                </draw:g>
              </table:table-cell>
              <table:table-cell office:value-type="float" office:value="0.02600859">
                <text:p>0.02600859</text:p>
              </table:table-cell>
              <table:table-cell office:value-type="float" office:value="0.02548615">
                <text:p>0.025486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84cm" svg:height="7.493cm" xlink:href="." xlink:type="simple" chart:class="chart:bar" chart:style-name="ch1">
        <chart:title svg:x="4.261cm" svg:y="0.285cm" chart:style-name="ch2">
          <text:p>Comparativa de Tiempos</text:p>
        </chart:title>
        <chart:subtitle svg:x="5.994cm" svg:y="1.213cm" chart:style-name="ch3">
          <text:p>img6.jpg</text:p>
        </chart:subtitle>
        <chart:legend chart:legend-position="end" svg:x="11.374cm" svg:y="3.447cm" style:legend-expansion="high" chart:style-name="ch4"/>
        <chart:plot-area chart:style-name="ch5" chart:data-source-has-labels="both" svg:x="1.282cm" svg:y="2.045cm" svg:width="9.821cm" svg:height="4.318cm">
          <chartooo:coordinate-region svg:x="4.708cm" svg:y="2.045cm" svg:width="6.155cm" svg:height="3.671cm"/>
          <chart:axis chart:dimension="x" chart:name="primary-x" chart:style-name="ch6" chartooo:axis-type="auto">
            <chartooo:date-scale/>
            <chart:title svg:x="0.451cm" svg:y="5.293cm" chart:style-name="ch7">
              <text:p>Método usado</text:p>
            </chart:title>
            <chart:categories table:cell-range-address="local-table.$B$1:.$E$1"/>
          </chart:axis>
          <chart:axis chart:dimension="y" chart:name="primary-y" chart:style-name="ch8">
            <chart:title svg:x="4.746cm" svg:y="6.512cm" chart:style-name="ch9">
              <text:p>Tiempo (segundos)</text:p>
            </chart:title>
            <chart:grid chart:style-name="ch10" chart:class="major"/>
          </chart:axis>
          <chart:series chart:style-name="ch11" chart:values-cell-range-address="local-table.$B$2:.$E$2" chart:label-cell-address="local-table.$A$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encial</text:p>
              </table:table-cell>
              <table:table-cell office:value-type="string">
                <text:p>Memoria Global</text:p>
              </table:table-cell>
              <table:table-cell office:value-type="string">
                <text:p>Memoria Constante</text:p>
              </table:table-cell>
              <table:table-cell office:value-type="string">
                <text:p>Memoria Compartida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</table:table-cell>
              <table:table-cell office:value-type="float" office:value="0.28213855">
                <text:p>0.28213855</text:p>
              </table:table-cell>
              <table:table-cell office:value-type="float" office:value="0.01956987">
                <text:p>0.01956987</text:p>
              </table:table-cell>
              <table:table-cell office:value-type="float" office:value="0.01877135">
                <text:p>0.0187713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64cm" svg:height="7.626cm" xlink:href=".." xlink:type="simple" chart:class="chart:bar" chart:style-name="ch1">
        <chart:title svg:x="3.666cm" svg:y="0.288cm" chart:style-name="ch2">
          <text:p>Comparativa de Aceleraciones </text:p>
        </chart:title>
        <chart:subtitle svg:x="6.034cm" svg:y="1.219cm" chart:style-name="ch3">
          <text:p>img1.jpg</text:p>
        </chart:subtitle>
        <chart:legend chart:legend-position="end" svg:x="11.454cm" svg:y="3.514cm" style:legend-expansion="high" chart:style-name="ch4"/>
        <chart:plot-area chart:style-name="ch5" table:cell-range-address="Hoja1.E4:Hoja1.E4 Hoja1.G4:Hoja1.G4 Hoja1.I4:Hoja1.I4 Hoja1.B25:Hoja1.B25 Hoja1.E25:Hoja1.E25 Hoja1.G25:Hoja1.G25 Hoja1.I25:Hoja1.I25" chart:data-source-has-labels="both" svg:x="1.284cm" svg:y="2.054cm" svg:width="9.897cm" svg:height="4.439cm">
          <chartooo:coordinate-region svg:x="1.72cm" svg:y="2.253cm" svg:width="8.957cm" svg:height="3.195cm"/>
          <chart:axis chart:dimension="x" chart:name="primary-x" chart:style-name="ch6" chartooo:axis-type="auto">
            <chartooo:date-scale/>
            <chart:title svg:x="5.143cm" svg:y="6.645cm" chart:style-name="ch7">
              <text:p>Método usado</text:p>
            </chart:title>
            <chart:categories table:cell-range-address="Hoja1.E4:Hoja1.E4 Hoja1.G4:Hoja1.G4 Hoja1.I4:Hoja1.I4"/>
          </chart:axis>
          <chart:axis chart:dimension="y" chart:name="primary-y" chart:style-name="ch8">
            <chart:title svg:x="0.451cm" svg:y="5.547cm" chart:style-name="ch9">
              <text:p>Aceleración (X's)</text:p>
            </chart:title>
            <chart:grid chart:style-name="ch10" chart:class="major"/>
          </chart:axis>
          <chart:series chart:style-name="ch11" chart:values-cell-range-address="Hoja1.E25:Hoja1.E25 Hoja1.G25:Hoja1.G25 Hoja1.I25:Hoja1.I25" chart:label-cell-address="Hoja1.B25:Hoja1.B25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eleración MG</text:p>
                <draw:g>
                  <svg:desc>Hoja1.E4:Hoja1.E4 Hoja1.G4:Hoja1.G4 Hoja1.I4:Hoja1.I4</svg:desc>
                </draw:g>
              </table:table-cell>
              <table:table-cell office:value-type="string">
                <text:p>Aceleración MC</text:p>
              </table:table-cell>
              <table:table-cell office:value-type="string">
                <text:p>Aceleración Compartida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Hoja1.B25:Hoja1.B25</svg:desc>
                </draw:g>
              </table:table-cell>
              <table:table-cell office:value-type="float" office:value="4.9036000226374">
                <text:p>4.9036000226374</text:p>
                <draw:g>
                  <svg:desc>Hoja1.E25:Hoja1.E25 Hoja1.G25:Hoja1.G25 Hoja1.I25:Hoja1.I25</svg:desc>
                </draw:g>
              </table:table-cell>
              <table:table-cell office:value-type="float" office:value="6.2219720377883">
                <text:p>6.221972037788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04cm" svg:height="7.712cm" xlink:href=".." xlink:type="simple" chart:class="chart:bar" chart:style-name="ch1">
        <chart:title svg:x="3.725cm" svg:y="0.29cm" chart:style-name="ch2">
          <text:p>Comparativa Aceleraciones</text:p>
        </chart:title>
        <chart:subtitle svg:x="5.722cm" svg:y="1.223cm" chart:style-name="ch3">
          <text:p>img2.jpg</text:p>
        </chart:subtitle>
        <chart:legend chart:legend-position="end" svg:x="10.83cm" svg:y="3.557cm" style:legend-expansion="high" chart:style-name="ch4"/>
        <chart:plot-area chart:style-name="ch5" table:cell-range-address="Hoja1.N4:Hoja1.N4 Hoja1.P4:Hoja1.P4 Hoja1.R4:Hoja1.R4 Hoja1.K25:Hoja1.K25 Hoja1.N25:Hoja1.N25 Hoja1.P25:Hoja1.P25 Hoja1.R25:Hoja1.R25" chart:data-source-has-labels="both" svg:x="1.271cm" svg:y="2.06cm" svg:width="9.299cm" svg:height="4.517cm">
          <chartooo:coordinate-region svg:x="1.707cm" svg:y="2.259cm" svg:width="8.249cm" svg:height="3.273cm"/>
          <chart:axis chart:dimension="x" chart:name="primary-x" chart:style-name="ch6" chartooo:axis-type="auto">
            <chartooo:date-scale/>
            <chart:title svg:x="4.831cm" svg:y="6.731cm" chart:style-name="ch7">
              <text:p>Método usado</text:p>
            </chart:title>
            <chart:categories table:cell-range-address="Hoja1.N4:Hoja1.N4 Hoja1.P4:Hoja1.P4 Hoja1.R4:Hoja1.R4"/>
          </chart:axis>
          <chart:axis chart:dimension="y" chart:name="primary-y" chart:style-name="ch8">
            <chart:title svg:x="0.451cm" svg:y="5.592cm" chart:style-name="ch9">
              <text:p>Aceleración (X's)</text:p>
            </chart:title>
            <chart:grid chart:style-name="ch10" chart:class="major"/>
          </chart:axis>
          <chart:series chart:style-name="ch11" chart:values-cell-range-address="Hoja1.N25:Hoja1.N25 Hoja1.P25:Hoja1.P25 Hoja1.R25:Hoja1.R25" chart:label-cell-address="Hoja1.K25:Hoja1.K25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eleración MG</text:p>
                <draw:g>
                  <svg:desc>Hoja1.N4:Hoja1.N4 Hoja1.P4:Hoja1.P4 Hoja1.R4:Hoja1.R4</svg:desc>
                </draw:g>
              </table:table-cell>
              <table:table-cell office:value-type="string">
                <text:p>Aceleración MC</text:p>
              </table:table-cell>
              <table:table-cell office:value-type="string">
                <text:p>Aceleración Compartida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Hoja1.K25:Hoja1.K25</svg:desc>
                </draw:g>
              </table:table-cell>
              <table:table-cell office:value-type="float" office:value="6.10927742479609">
                <text:p>6.10927742479609</text:p>
                <draw:g>
                  <svg:desc>Hoja1.N25:Hoja1.N25 Hoja1.P25:Hoja1.P25 Hoja1.R25:Hoja1.R25</svg:desc>
                </draw:g>
              </table:table-cell>
              <table:table-cell office:value-type="float" office:value="6.64512409813812">
                <text:p>6.645124098138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42cm" svg:height="7.69cm" xlink:href=".." xlink:type="simple" chart:class="chart:bar" chart:style-name="ch1">
        <chart:title svg:x="3.621cm" svg:y="0.289cm" chart:style-name="ch2">
          <text:p>Comparativa de Aceleraciones</text:p>
        </chart:title>
        <chart:subtitle svg:x="5.923cm" svg:y="1.221cm" chart:style-name="ch3">
          <text:p>img3.jpg</text:p>
        </chart:subtitle>
        <chart:legend chart:legend-position="end" svg:x="11.232cm" svg:y="3.546cm" style:legend-expansion="high" chart:style-name="ch4"/>
        <chart:plot-area chart:style-name="ch5" table:cell-range-address="Hoja1.E30:Hoja1.E30 Hoja1.G30:Hoja1.G30 Hoja1.I30:Hoja1.I30 Hoja1.B51:Hoja1.B51 Hoja1.E51:Hoja1.E51 Hoja1.G51:Hoja1.G51 Hoja1.I51:Hoja1.I51" chart:data-source-has-labels="both" svg:x="1.279cm" svg:y="2.057cm" svg:width="9.685cm" svg:height="4.499cm">
          <chartooo:coordinate-region svg:x="1.9cm" svg:y="2.256cm" svg:width="8.521cm" svg:height="3.255cm"/>
          <chart:axis chart:dimension="x" chart:name="primary-x" chart:style-name="ch6" chartooo:axis-type="auto">
            <chartooo:date-scale/>
            <chart:title svg:x="5.032cm" svg:y="6.709cm" chart:style-name="ch7">
              <text:p>Método usado</text:p>
            </chart:title>
            <chart:categories table:cell-range-address="Hoja1.E30:Hoja1.E30 Hoja1.G30:Hoja1.G30 Hoja1.I30:Hoja1.I30"/>
          </chart:axis>
          <chart:axis chart:dimension="y" chart:name="primary-y" chart:style-name="ch8">
            <chart:title svg:x="0.451cm" svg:y="5.58cm" chart:style-name="ch9">
              <text:p>Aceleración (X's)</text:p>
            </chart:title>
            <chart:grid chart:style-name="ch10" chart:class="major"/>
          </chart:axis>
          <chart:series chart:style-name="ch11" chart:values-cell-range-address="Hoja1.E51:Hoja1.E51 Hoja1.G51:Hoja1.G51 Hoja1.I51:Hoja1.I51" chart:label-cell-address="Hoja1.B51:Hoja1.B5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eleración MG</text:p>
                <draw:g>
                  <svg:desc>Hoja1.E30:Hoja1.E30 Hoja1.G30:Hoja1.G30 Hoja1.I30:Hoja1.I30</svg:desc>
                </draw:g>
              </table:table-cell>
              <table:table-cell office:value-type="string">
                <text:p>Aceleración MC</text:p>
              </table:table-cell>
              <table:table-cell office:value-type="string">
                <text:p>Aceleración Compartida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Hoja1.B51:Hoja1.B51</svg:desc>
                </draw:g>
              </table:table-cell>
              <table:table-cell office:value-type="float" office:value="7.47138252643451">
                <text:p>7.47138252643451</text:p>
                <draw:g>
                  <svg:desc>Hoja1.E51:Hoja1.E51 Hoja1.G51:Hoja1.G51 Hoja1.I51:Hoja1.I51</svg:desc>
                </draw:g>
              </table:table-cell>
              <table:table-cell office:value-type="float" office:value="8.81365088957577">
                <text:p>8.8136508895757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